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23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99.35mm" svg:height="89.99mm" svg:x="128.3mm" svg:y="103.25mm">
            <draw:object draw:notify-on-update-of-ranges="Hoja1.A29:Hoja1.A37 Hoja1.B28:Hoja1.B28 Hoja1.B29:Hoja1.B37 Hoja1.A29:Hoja1.A37 Hoja1.C28:Hoja1.C28 Hoja1.C29:Hoja1.C37 Hoja1.A29:Hoja1.A37 Hoja1.D28:Hoja1.D28 Hoja1.D29:Hoja1.D37 Hoja1.A29:Hoja1.A37 Hoja1.E28:Hoja1.E28 Hoja1.E29:Hoja1.E3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7mm" svg:height="90.04mm" svg:x="132.16mm" svg:y="194.17mm">
            <draw:object draw:notify-on-update-of-ranges="Hoja1.A54:Hoja1.A62 Hoja1.B53:Hoja1.B53 Hoja1.B54:Hoja1.B62 Hoja1.A54:Hoja1.A62 Hoja1.C53:Hoja1.C53 Hoja1.C54:Hoja1.C62 Hoja1.A54:Hoja1.A62 Hoja1.D53:Hoja1.D53 Hoja1.D54:Hoja1.D6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8mm" svg:height="90.05mm" svg:x="137.94mm" svg:y="287.4mm">
            <draw:object draw:notify-on-update-of-ranges="Hoja1.A66:Hoja1.A74 Hoja1.B65:Hoja1.B65 Hoja1.B66:Hoja1.B74 Hoja1.A66:Hoja1.A74 Hoja1.C65:Hoja1.C65 Hoja1.C66:Hoja1.C74 Hoja1.A66:Hoja1.A74 Hoja1.D65:Hoja1.D65 Hoja1.D66:Hoja1.D7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138.95mm" svg:y="378.45mm">
            <draw:object draw:notify-on-update-of-ranges="Hoja1.A89:Hoja1.A97 Hoja1.B88:Hoja1.B88 Hoja1.B89:Hoja1.B97 Hoja1.A89:Hoja1.A97 Hoja1.C88:Hoja1.C88 Hoja1.C89:Hoja1.C97 Hoja1.A89:Hoja1.A97 Hoja1.D88:Hoja1.D88 Hoja1.D89:Hoja1.D9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59.97mm" svg:height="90.04mm" svg:x="140.42mm" svg:y="470.14mm">
            <draw:object draw:notify-on-update-of-ranges="Hoja1.A101:Hoja1.A109 Hoja1.B100:Hoja1.B100 Hoja1.B101:Hoja1.B109 Hoja1.A101:Hoja1.A109 Hoja1.C100:Hoja1.C100 Hoja1.C101:Hoja1.C109 Hoja1.A101:Hoja1.A109 Hoja1.D100:Hoja1.D100 Hoja1.D101:Hoja1.D10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159.97mm" svg:height="90.04mm" svg:x="177.6mm" svg:y="562.05mm">
            <draw:object draw:notify-on-update-of-ranges="Hoja1.A129:Hoja1.A137 Hoja1.B128:Hoja1.B128 Hoja1.B129:Hoja1.B137 Hoja1.A129:Hoja1.A137 Hoja1.C128:Hoja1.C128 Hoja1.C129:Hoja1.C137 Hoja1.A129:Hoja1.A137 Hoja1.D128:Hoja1.D128 Hoja1.D129:Hoja1.D137 Hoja1.A129:Hoja1.A137 Hoja1.E128:Hoja1.E128 Hoja1.E129:Hoja1.E137 Hoja1.A129:Hoja1.A137 Hoja1.F128:Hoja1.F128 Hoja1.F129:Hoja1.F137 Hoja1.A129:Hoja1.A137 Hoja1.G128:Hoja1.G128 Hoja1.G129:Hoja1.G13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159.97mm" svg:height="90.05mm" svg:x="422.09mm" svg:y="4.78mm">
            <draw:object draw:notify-on-update-of-ranges="Hoja1.P3:Hoja1.P11 Hoja1.Q2:Hoja1.Q2 Hoja1.Q3:Hoja1.Q11 Hoja1.P3:Hoja1.P11 Hoja1.R2:Hoja1.R2 Hoja1.R3:Hoja1.R11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159.97mm" svg:height="90.04mm" svg:x="690.83mm" svg:y="5.58mm">
            <draw:object draw:notify-on-update-of-ranges="Hoja1.AB3:Hoja1.AB11 Hoja1.AC2:Hoja1.AC2 Hoja1.AC3:Hoja1.AC11 Hoja1.AB3:Hoja1.AB11 Hoja1.AD2:Hoja1.AD2 Hoja1.AD3:Hoja1.AD1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8" draw:style-name="gr1" draw:text-style-name="P1" svg:width="160.08mm" svg:height="89.81mm" svg:x="157.13mm" svg:y="671.81mm">
            <draw:object draw:notify-on-update-of-ranges="Hoja1.A153:Hoja1.A161 Hoja1.B152:Hoja1.B152 Hoja1.B153:Hoja1.B161 Hoja1.A153:Hoja1.A161 Hoja1.C152:Hoja1.C152 Hoja1.C153:Hoja1.C161 Hoja1.A153:Hoja1.A161 Hoja1.D152:Hoja1.D152 Hoja1.D153:Hoja1.D161 Hoja1.A153:Hoja1.A161 Hoja1.E152:Hoja1.E152 Hoja1.E153:Hoja1.E16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9" draw:style-name="gr1" draw:text-style-name="P1" svg:width="159.97mm" svg:height="90.04mm" svg:x="139.87mm" svg:y="772.16mm">
            <draw:object draw:notify-on-update-of-ranges="Hoja1.A178:Hoja1.A186 Hoja1.B177:Hoja1.B177 Hoja1.B178:Hoja1.B186 Hoja1.A178:Hoja1.A186 Hoja1.C177:Hoja1.C177 Hoja1.C178:Hoja1.C186 Hoja1.A178:Hoja1.A186 Hoja1.D177:Hoja1.D177 Hoja1.D178:Hoja1.D186 Hoja1.A178:Hoja1.A186 Hoja1.E177:Hoja1.E177 Hoja1.E178:Hoja1.E186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0" draw:style-name="gr1" draw:text-style-name="P1" svg:width="159.99mm" svg:height="89.99mm" svg:x="119.94mm" svg:y="5.51mm">
            <draw:object draw:notify-on-update-of-ranges="Hoja1.A3:Hoja1.A11 Hoja1.B2:Hoja1.B2 Hoja1.B3:Hoja1.B11 Hoja1.A3:Hoja1.A11 Hoja1.C2:Hoja1.C2 Hoja1.C3:Hoja1.C11 Hoja1.A3:Hoja1.A11 Hoja1.D2:Hoja1.D2 Hoja1.D3:Hoja1.D11 Hoja1.A3:Hoja1.A11 Hoja1.E2:Hoja1.E2 Hoja1.E3:Hoja1.E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4" table:default-cell-style-name="Default"/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Valores</text:p>
          </table:table-cell>
          <table:table-cell office:value-type="string" calcext:value-type="string">
            <text:p>Akka 1 core</text:p>
          </table:table-cell>
          <table:table-cell office:value-type="string" calcext:value-type="string">
            <text:p>Akka 2 cores</text:p>
          </table:table-cell>
          <table:table-cell office:value-type="string" calcext:value-type="string">
            <text:p>Vert.x 1 core</text:p>
          </table:table-cell>
          <table:table-cell office:value-type="string" calcext:value-type="string">
            <text:p>Vert.x 2 cores</text:p>
          </table:table-cell>
          <table:table-cell table:number-columns-repeated="10"/>
          <table:table-cell office:value-type="string" calcext:value-type="string">
            <text:p>Valores</text:p>
          </table:table-cell>
          <table:table-cell office:value-type="string" calcext:value-type="string">
            <text:p>Vert.x 1 core</text:p>
          </table:table-cell>
          <table:table-cell office:value-type="string" calcext:value-type="string">
            <text:p>Vert.x 2 cores</text:p>
          </table:table-cell>
          <table:table-cell table:number-columns-repeated="9"/>
          <table:table-cell office:value-type="string" calcext:value-type="string">
            <text:p>Valores</text:p>
          </table:table-cell>
          <table:table-cell office:value-type="string" calcext:value-type="string">
            <text:p>Akka 1 core</text:p>
          </table:table-cell>
          <table:table-cell office:value-type="string" calcext:value-type="string">
            <text:p>Akka 2 cor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017" calcext:value-type="float">
            <text:p>5,017</text:p>
          </table:table-cell>
          <table:table-cell office:value-type="float" office:value="5.003" calcext:value-type="float">
            <text:p>5,003</text:p>
          </table:table-cell>
          <table:table-cell table:number-columns-repeated="2" office:value-type="float" office:value="5.002" calcext:value-type="float">
            <text:p>5,00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 office:value-type="float" office:value="5.002" calcext:value-type="float">
            <text:p>5,00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5.017" calcext:value-type="float">
            <text:p>5,017</text:p>
          </table:table-cell>
          <table:table-cell office:value-type="float" office:value="5.003" calcext:value-type="float">
            <text:p>5,0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056" calcext:value-type="float">
            <text:p>5,056</text:p>
          </table:table-cell>
          <table:table-cell office:value-type="float" office:value="5.049" calcext:value-type="float">
            <text:p>5,049</text:p>
          </table:table-cell>
          <table:table-cell office:value-type="float" office:value="5.018" calcext:value-type="float">
            <text:p>5,018</text:p>
          </table:table-cell>
          <table:table-cell office:value-type="float" office:value="5.037" calcext:value-type="float">
            <text:p>5,037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5.018" calcext:value-type="float">
            <text:p>5,018</text:p>
          </table:table-cell>
          <table:table-cell office:value-type="float" office:value="5.037" calcext:value-type="float">
            <text:p>5,03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5.056" calcext:value-type="float">
            <text:p>5,056</text:p>
          </table:table-cell>
          <table:table-cell office:value-type="float" office:value="5.049" calcext:value-type="float">
            <text:p>5,0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074" calcext:value-type="float">
            <text:p>5,074</text:p>
          </table:table-cell>
          <table:table-cell office:value-type="float" office:value="5.052" calcext:value-type="float">
            <text:p>5,052</text:p>
          </table:table-cell>
          <table:table-cell office:value-type="float" office:value="5.089" calcext:value-type="float">
            <text:p>5,089</text:p>
          </table:table-cell>
          <table:table-cell office:value-type="float" office:value="5.132" calcext:value-type="float">
            <text:p>5,132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5.089" calcext:value-type="float">
            <text:p>5,089</text:p>
          </table:table-cell>
          <table:table-cell office:value-type="float" office:value="5.132" calcext:value-type="float">
            <text:p>5,132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5.074" calcext:value-type="float">
            <text:p>5,074</text:p>
          </table:table-cell>
          <table:table-cell office:value-type="float" office:value="5.052" calcext:value-type="float">
            <text:p>5,0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.357" calcext:value-type="float">
            <text:p>13,357</text:p>
          </table:table-cell>
          <table:table-cell office:value-type="float" office:value="9.475" calcext:value-type="float">
            <text:p>9,475</text:p>
          </table:table-cell>
          <table:table-cell office:value-type="float" office:value="31.618" calcext:value-type="float">
            <text:p>31,618</text:p>
          </table:table-cell>
          <table:table-cell office:value-type="float" office:value="10.5" calcext:value-type="float">
            <text:p>10,5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31.618" calcext:value-type="float">
            <text:p>31,618</text:p>
          </table:table-cell>
          <table:table-cell office:value-type="float" office:value="10.5" calcext:value-type="float">
            <text:p>10,5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13.357" calcext:value-type="float">
            <text:p>13,357</text:p>
          </table:table-cell>
          <table:table-cell office:value-type="float" office:value="9.475" calcext:value-type="float">
            <text:p>9,4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.565" calcext:value-type="float">
            <text:p>16,565</text:p>
          </table:table-cell>
          <table:table-cell office:value-type="float" office:value="13.565" calcext:value-type="float">
            <text:p>13,565</text:p>
          </table:table-cell>
          <table:table-cell office:value-type="float" office:value="47.402" calcext:value-type="float">
            <text:p>47,402</text:p>
          </table:table-cell>
          <table:table-cell office:value-type="float" office:value="16.022" calcext:value-type="float">
            <text:p>16,022</text:p>
          </table:table-cell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47.402" calcext:value-type="float">
            <text:p>47,402</text:p>
          </table:table-cell>
          <table:table-cell office:value-type="float" office:value="16.022" calcext:value-type="float">
            <text:p>16,022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16.565" calcext:value-type="float">
            <text:p>16,565</text:p>
          </table:table-cell>
          <table:table-cell office:value-type="float" office:value="13.565" calcext:value-type="float">
            <text:p>13,56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.827" calcext:value-type="float">
            <text:p>30,827</text:p>
          </table:table-cell>
          <table:table-cell office:value-type="float" office:value="22.908" calcext:value-type="float">
            <text:p>22,908</text:p>
          </table:table-cell>
          <table:table-cell office:value-type="float" office:value="75.736" calcext:value-type="float">
            <text:p>75,736</text:p>
          </table:table-cell>
          <table:table-cell office:value-type="float" office:value="40.624" calcext:value-type="float">
            <text:p>40,624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/>
          <table:table-cell office:value-type="float" office:value="40.624" calcext:value-type="float">
            <text:p>40,624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30.827" calcext:value-type="float">
            <text:p>30,827</text:p>
          </table:table-cell>
          <table:table-cell office:value-type="float" office:value="22.908" calcext:value-type="float">
            <text:p>22,9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.688" calcext:value-type="float">
            <text:p>43,688</text:p>
          </table:table-cell>
          <table:table-cell office:value-type="float" office:value="35.686" calcext:value-type="float">
            <text:p>35,686</text:p>
          </table:table-cell>
          <table:table-cell office:value-type="float" office:value="127.563" calcext:value-type="float">
            <text:p>127,563</text:p>
          </table:table-cell>
          <table:table-cell office:value-type="float" office:value="58.005" calcext:value-type="float">
            <text:p>58,005</text:p>
          </table:table-cell>
          <table:table-cell table:number-columns-repeated="10"/>
          <table:table-cell office:value-type="float" office:value="50" calcext:value-type="float">
            <text:p>50</text:p>
          </table:table-cell>
          <table:table-cell table:number-columns-repeated="11"/>
          <table:table-cell office:value-type="float" office:value="50" calcext:value-type="float">
            <text:p>50</text:p>
          </table:table-cell>
          <table:table-cell office:value-type="float" office:value="43.688" calcext:value-type="float">
            <text:p>43,688</text:p>
          </table:table-cell>
          <table:table-cell office:value-type="float" office:value="35.686" calcext:value-type="float">
            <text:p>35,68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6.544" calcext:value-type="float">
            <text:p>66,544</text:p>
          </table:table-cell>
          <table:table-cell office:value-type="float" office:value="51.362" calcext:value-type="float">
            <text:p>51,362</text:p>
          </table:table-cell>
          <table:table-cell table:number-columns-repeated="12"/>
          <table:table-cell office:value-type="float" office:value="60" calcext:value-type="float">
            <text:p>60</text:p>
          </table:table-cell>
          <table:table-cell table:number-columns-repeated="11"/>
          <table:table-cell office:value-type="float" office:value="60" calcext:value-type="float">
            <text:p>60</text:p>
          </table:table-cell>
          <table:table-cell office:value-type="float" office:value="66.544" calcext:value-type="float">
            <text:p>66,544</text:p>
          </table:table-cell>
          <table:table-cell office:value-type="float" office:value="51.362" calcext:value-type="float">
            <text:p>51,3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float" office:value="112.24" calcext:value-type="float">
            <text:p>112,24</text:p>
          </table:table-cell>
          <table:table-cell office:value-type="float" office:value="79.548" calcext:value-type="float">
            <text:p>79,548</text:p>
          </table:table-cell>
          <table:table-cell table:number-columns-repeated="12"/>
          <table:table-cell office:value-type="float" office:value="75" calcext:value-type="float">
            <text:p>75</text:p>
          </table:table-cell>
          <table:table-cell table:number-columns-repeated="11"/>
          <table:table-cell office:value-type="float" office:value="75" calcext:value-type="float">
            <text:p>75</text:p>
          </table:table-cell>
          <table:table-cell office:value-type="float" office:value="112.24" calcext:value-type="float">
            <text:p>112,24</text:p>
          </table:table-cell>
          <table:table-cell office:value-type="float" office:value="79.548" calcext:value-type="float">
            <text:p>79,548</text:p>
          </table:table-cell>
        </table:table-row>
        <table:table-row table:style-name="ro1" table:number-rows-repeated="16">
          <table:table-cell table:number-columns-repeated="30"/>
        </table:table-row>
        <table:table-row table:style-name="ro1">
          <table:table-cell office:value-type="string" calcext:value-type="string">
            <text:p>Valores</text:p>
          </table:table-cell>
          <table:table-cell office:value-type="string" calcext:value-type="string">
            <text:p>Akka 1 core</text:p>
          </table:table-cell>
          <table:table-cell office:value-type="string" calcext:value-type="string">
            <text:p>Akka 2 cores</text:p>
          </table:table-cell>
          <table:table-cell office:value-type="string" calcext:value-type="string">
            <text:p>Vert.x 1 core</text:p>
          </table:table-cell>
          <table:table-cell office:value-type="string" calcext:value-type="string">
            <text:p>Vert.x 2 cores</text:p>
          </table:table-cell>
          <table:table-cell table:number-columns-repeated="2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.017" calcext:value-type="float">
            <text:p>5,017</text:p>
          </table:table-cell>
          <table:table-cell office:value-type="float" office:value="5.003" calcext:value-type="float">
            <text:p>5,003</text:p>
          </table:table-cell>
          <table:table-cell table:number-columns-repeated="2" office:value-type="float" office:value="5.002" calcext:value-type="float">
            <text:p>5,002</text:p>
          </table:table-cell>
          <table:table-cell table:number-columns-repeated="25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5.056" calcext:value-type="float">
            <text:p>5,056</text:p>
          </table:table-cell>
          <table:table-cell office:value-type="float" office:value="5.049" calcext:value-type="float">
            <text:p>5,049</text:p>
          </table:table-cell>
          <table:table-cell office:value-type="float" office:value="5.018" calcext:value-type="float">
            <text:p>5,018</text:p>
          </table:table-cell>
          <table:table-cell office:value-type="float" office:value="5.037" calcext:value-type="float">
            <text:p>5,037</text:p>
          </table:table-cell>
          <table:table-cell table:number-columns-repeated="2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.074" calcext:value-type="float">
            <text:p>5,074</text:p>
          </table:table-cell>
          <table:table-cell office:value-type="float" office:value="5.052" calcext:value-type="float">
            <text:p>5,052</text:p>
          </table:table-cell>
          <table:table-cell office:value-type="float" office:value="5.089" calcext:value-type="float">
            <text:p>5,089</text:p>
          </table:table-cell>
          <table:table-cell office:value-type="float" office:value="5.132" calcext:value-type="float">
            <text:p>5,132</text:p>
          </table:table-cell>
          <table:table-cell table:number-columns-repeated="25"/>
        </table:table-row>
        <table:table-row table:style-name="ro1">
          <table:table-cell office:value-type="float" office:value="312500" calcext:value-type="float">
            <text:p>312500</text:p>
          </table:table-cell>
          <table:table-cell office:value-type="float" office:value="13.357" calcext:value-type="float">
            <text:p>13,357</text:p>
          </table:table-cell>
          <table:table-cell office:value-type="float" office:value="9.475" calcext:value-type="float">
            <text:p>9,475</text:p>
          </table:table-cell>
          <table:table-cell office:value-type="float" office:value="31.618" calcext:value-type="float">
            <text:p>31,618</text:p>
          </table:table-cell>
          <table:table-cell office:value-type="float" office:value="10.5" calcext:value-type="float">
            <text:p>10,5</text:p>
          </table:table-cell>
          <table:table-cell table:number-columns-repeated="25"/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16.565" calcext:value-type="float">
            <text:p>16,565</text:p>
          </table:table-cell>
          <table:table-cell office:value-type="float" office:value="13.565" calcext:value-type="float">
            <text:p>13,565</text:p>
          </table:table-cell>
          <table:table-cell office:value-type="float" office:value="47.402" calcext:value-type="float">
            <text:p>47,402</text:p>
          </table:table-cell>
          <table:table-cell office:value-type="float" office:value="16.022" calcext:value-type="float">
            <text:p>16,022</text:p>
          </table:table-cell>
          <table:table-cell table:number-columns-repeated="25"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30.827" calcext:value-type="float">
            <text:p>30,827</text:p>
          </table:table-cell>
          <table:table-cell office:value-type="float" office:value="22.908" calcext:value-type="float">
            <text:p>22,908</text:p>
          </table:table-cell>
          <table:table-cell/>
          <table:table-cell office:value-type="float" office:value="40.624" calcext:value-type="float">
            <text:p>40,624</text:p>
          </table:table-cell>
          <table:table-cell table:number-columns-repeated="25"/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43.688" calcext:value-type="float">
            <text:p>43,688</text:p>
          </table:table-cell>
          <table:table-cell office:value-type="float" office:value="35.686" calcext:value-type="float">
            <text:p>35,686</text:p>
          </table:table-cell>
          <table:table-cell table:number-columns-repeated="27"/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66.544" calcext:value-type="float">
            <text:p>66,544</text:p>
          </table:table-cell>
          <table:table-cell office:value-type="float" office:value="51.362" calcext:value-type="float">
            <text:p>51,362</text:p>
          </table:table-cell>
          <table:table-cell table:number-columns-repeated="27"/>
        </table:table-row>
        <table:table-row table:style-name="ro1">
          <table:table-cell office:value-type="float" office:value="2812500" calcext:value-type="float">
            <text:p>2812500</text:p>
          </table:table-cell>
          <table:table-cell office:value-type="float" office:value="112.24" calcext:value-type="float">
            <text:p>112,24</text:p>
          </table:table-cell>
          <table:table-cell office:value-type="float" office:value="79.548" calcext:value-type="float">
            <text:p>79,548</text:p>
          </table:table-cell>
          <table:table-cell table:number-columns-repeated="27"/>
        </table:table-row>
        <table:table-row table:style-name="ro1" table:number-rows-repeated="15">
          <table:table-cell table:number-columns-repeated="30"/>
        </table:table-row>
        <table:table-row table:style-name="ro1">
          <table:table-cell office:value-type="string" calcext:value-type="string">
            <text:p>Valores</text:p>
          </table:table-cell>
          <table:table-cell office:value-type="string" calcext:value-type="string">
            <text:p>Akka 1 nodo</text:p>
          </table:table-cell>
          <table:table-cell office:value-type="string" calcext:value-type="string">
            <text:p>Akka 2 nodos</text:p>
          </table:table-cell>
          <table:table-cell office:value-type="string" calcext:value-type="string">
            <text:p>Akka 3 nodos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017" calcext:value-type="float">
            <text:p>5,017</text:p>
          </table:table-cell>
          <table:table-cell office:value-type="float" office:value="5.025" calcext:value-type="float">
            <text:p>5,025</text:p>
          </table:table-cell>
          <table:table-cell office:value-type="float" office:value="5.029" calcext:value-type="float">
            <text:p>5,029</text:p>
          </table:table-cell>
          <table:table-cell table:number-columns-repeated="2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5.056" calcext:value-type="float">
            <text:p>5,056</text:p>
          </table:table-cell>
          <table:table-cell office:value-type="float" office:value="5.12" calcext:value-type="float">
            <text:p>5,12</text:p>
          </table:table-cell>
          <table:table-cell table:number-columns-repeated="2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074" calcext:value-type="float">
            <text:p>5,074</text:p>
          </table:table-cell>
          <table:table-cell office:value-type="float" office:value="5.073" calcext:value-type="float">
            <text:p>5,073</text:p>
          </table:table-cell>
          <table:table-cell office:value-type="float" office:value="5.126" calcext:value-type="float">
            <text:p>5,126</text:p>
          </table:table-cell>
          <table:table-cell table:number-columns-repeated="2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.357" calcext:value-type="float">
            <text:p>13,357</text:p>
          </table:table-cell>
          <table:table-cell office:value-type="float" office:value="12.623" calcext:value-type="float">
            <text:p>12,623</text:p>
          </table:table-cell>
          <table:table-cell office:value-type="float" office:value="12.243" calcext:value-type="float">
            <text:p>12,243</text:p>
          </table:table-cell>
          <table:table-cell table:number-columns-repeated="2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.565" calcext:value-type="float">
            <text:p>16,565</text:p>
          </table:table-cell>
          <table:table-cell office:value-type="float" office:value="17.557" calcext:value-type="float">
            <text:p>17,557</text:p>
          </table:table-cell>
          <table:table-cell office:value-type="float" office:value="16.112" calcext:value-type="float">
            <text:p>16,112</text:p>
          </table:table-cell>
          <table:table-cell table:number-columns-repeated="2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.827" calcext:value-type="float">
            <text:p>30,827</text:p>
          </table:table-cell>
          <table:table-cell office:value-type="float" office:value="27.444" calcext:value-type="float">
            <text:p>27,444</text:p>
          </table:table-cell>
          <table:table-cell office:value-type="float" office:value="27.302" calcext:value-type="float">
            <text:p>27,302</text:p>
          </table:table-cell>
          <table:table-cell table:number-columns-repeated="2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.688" calcext:value-type="float">
            <text:p>43,688</text:p>
          </table:table-cell>
          <table:table-cell office:value-type="float" office:value="39.232" calcext:value-type="float">
            <text:p>39,232</text:p>
          </table:table-cell>
          <table:table-cell office:value-type="float" office:value="40.924" calcext:value-type="float">
            <text:p>40,924</text:p>
          </table:table-cell>
          <table:table-cell table:number-columns-repeated="2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6.544" calcext:value-type="float">
            <text:p>66,544</text:p>
          </table:table-cell>
          <table:table-cell office:value-type="float" office:value="54.468" calcext:value-type="float">
            <text:p>54,468</text:p>
          </table:table-cell>
          <table:table-cell office:value-type="float" office:value="60.203" calcext:value-type="float">
            <text:p>60,203</text:p>
          </table:table-cell>
          <table:table-cell table:number-columns-repeated="2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2.24" calcext:value-type="float">
            <text:p>112,24</text:p>
          </table:table-cell>
          <table:table-cell office:value-type="float" office:value="83.416" calcext:value-type="float">
            <text:p>83,416</text:p>
          </table:table-cell>
          <table:table-cell office:value-type="float" office:value="91.203" calcext:value-type="float">
            <text:p>91,203</text:p>
          </table:table-cell>
          <table:table-cell table:number-columns-repeated="26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Valores</text:p>
          </table:table-cell>
          <table:table-cell office:value-type="string" calcext:value-type="string">
            <text:p>Vert.x 1 nodo</text:p>
          </table:table-cell>
          <table:table-cell office:value-type="string" calcext:value-type="string">
            <text:p>Vert.x 2 nodos</text:p>
          </table:table-cell>
          <table:table-cell office:value-type="string" calcext:value-type="string">
            <text:p>Vert.x 3 nodos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.002" calcext:value-type="float">
            <text:p>5,002</text:p>
          </table:table-cell>
          <table:table-cell office:value-type="float" office:value="5.003" calcext:value-type="float">
            <text:p>5,003</text:p>
          </table:table-cell>
          <table:table-cell table:number-columns-repeated="2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018" calcext:value-type="float">
            <text:p>5,018</text:p>
          </table:table-cell>
          <table:table-cell office:value-type="float" office:value="5.019" calcext:value-type="float">
            <text:p>5,019</text:p>
          </table:table-cell>
          <table:table-cell office:value-type="float" office:value="5.013" calcext:value-type="float">
            <text:p>5,013</text:p>
          </table:table-cell>
          <table:table-cell table:number-columns-repeated="2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089" calcext:value-type="float">
            <text:p>5,089</text:p>
          </table:table-cell>
          <table:table-cell office:value-type="float" office:value="5.076" calcext:value-type="float">
            <text:p>5,076</text:p>
          </table:table-cell>
          <table:table-cell office:value-type="float" office:value="5.083" calcext:value-type="float">
            <text:p>5,083</text:p>
          </table:table-cell>
          <table:table-cell table:number-columns-repeated="2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.618" calcext:value-type="float">
            <text:p>31,618</text:p>
          </table:table-cell>
          <table:table-cell office:value-type="float" office:value="14.444" calcext:value-type="float">
            <text:p>14,444</text:p>
          </table:table-cell>
          <table:table-cell office:value-type="float" office:value="13.107" calcext:value-type="float">
            <text:p>13,107</text:p>
          </table:table-cell>
          <table:table-cell table:number-columns-repeated="2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7.402" calcext:value-type="float">
            <text:p>47,402</text:p>
          </table:table-cell>
          <table:table-cell office:value-type="float" office:value="19.685" calcext:value-type="float">
            <text:p>19,685</text:p>
          </table:table-cell>
          <table:table-cell office:value-type="float" office:value="19.443" calcext:value-type="float">
            <text:p>19,443</text:p>
          </table:table-cell>
          <table:table-cell table:number-columns-repeated="26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36.718" calcext:value-type="float">
            <text:p>36,718</text:p>
          </table:table-cell>
          <table:table-cell office:value-type="float" office:value="35.331" calcext:value-type="float">
            <text:p>35,331</text:p>
          </table:table-cell>
          <table:table-cell table:number-columns-repeated="2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5.234" calcext:value-type="float">
            <text:p>55,234</text:p>
          </table:table-cell>
          <table:table-cell table:number-columns-repeated="2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9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9"/>
        </table:table-row>
        <table:table-row table:style-name="ro1" table:number-rows-repeated="13">
          <table:table-cell table:number-columns-repeated="30"/>
        </table:table-row>
        <table:table-row table:style-name="ro1">
          <table:table-cell office:value-type="string" calcext:value-type="string">
            <text:p>Valores</text:p>
          </table:table-cell>
          <table:table-cell office:value-type="string" calcext:value-type="string">
            <text:p>Akka 1 nodo</text:p>
          </table:table-cell>
          <table:table-cell office:value-type="string" calcext:value-type="string">
            <text:p>Akka 2 nodos</text:p>
          </table:table-cell>
          <table:table-cell office:value-type="string" calcext:value-type="string">
            <text:p>Akka 3 nodos</text:p>
          </table:table-cell>
          <table:table-cell table:number-columns-repeated="2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.017" calcext:value-type="float">
            <text:p>5,017</text:p>
          </table:table-cell>
          <table:table-cell office:value-type="float" office:value="5.025" calcext:value-type="float">
            <text:p>5,025</text:p>
          </table:table-cell>
          <table:table-cell office:value-type="float" office:value="5.029" calcext:value-type="float">
            <text:p>5,029</text:p>
          </table:table-cell>
          <table:table-cell table:number-columns-repeated="26"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number-columns-repeated="2" office:value-type="float" office:value="5.056" calcext:value-type="float">
            <text:p>5,056</text:p>
          </table:table-cell>
          <table:table-cell office:value-type="float" office:value="5.12" calcext:value-type="float">
            <text:p>5,12</text:p>
          </table:table-cell>
          <table:table-cell table:number-columns-repeated="26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5.074" calcext:value-type="float">
            <text:p>5,074</text:p>
          </table:table-cell>
          <table:table-cell office:value-type="float" office:value="5.073" calcext:value-type="float">
            <text:p>5,073</text:p>
          </table:table-cell>
          <table:table-cell office:value-type="float" office:value="5.126" calcext:value-type="float">
            <text:p>5,126</text:p>
          </table:table-cell>
          <table:table-cell table:number-columns-repeated="26"/>
        </table:table-row>
        <table:table-row table:style-name="ro1">
          <table:table-cell office:value-type="float" office:value="325000" calcext:value-type="float">
            <text:p>325000</text:p>
          </table:table-cell>
          <table:table-cell office:value-type="float" office:value="13.357" calcext:value-type="float">
            <text:p>13,357</text:p>
          </table:table-cell>
          <table:table-cell office:value-type="float" office:value="12.623" calcext:value-type="float">
            <text:p>12,623</text:p>
          </table:table-cell>
          <table:table-cell office:value-type="float" office:value="12.243" calcext:value-type="float">
            <text:p>12,243</text:p>
          </table:table-cell>
          <table:table-cell table:number-columns-repeated="26"/>
        </table:table-row>
        <table:table-row table:style-name="ro1">
          <table:table-cell office:value-type="float" office:value="465000" calcext:value-type="float">
            <text:p>465000</text:p>
          </table:table-cell>
          <table:table-cell office:value-type="float" office:value="16.565" calcext:value-type="float">
            <text:p>16,565</text:p>
          </table:table-cell>
          <table:table-cell office:value-type="float" office:value="17.557" calcext:value-type="float">
            <text:p>17,557</text:p>
          </table:table-cell>
          <table:table-cell office:value-type="float" office:value="16.112" calcext:value-type="float">
            <text:p>16,112</text:p>
          </table:table-cell>
          <table:table-cell table:number-columns-repeated="26"/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float" office:value="30.827" calcext:value-type="float">
            <text:p>30,827</text:p>
          </table:table-cell>
          <table:table-cell office:value-type="float" office:value="27.444" calcext:value-type="float">
            <text:p>27,444</text:p>
          </table:table-cell>
          <table:table-cell office:value-type="float" office:value="27.302" calcext:value-type="float">
            <text:p>27,302</text:p>
          </table:table-cell>
          <table:table-cell table:number-columns-repeated="26"/>
        </table:table-row>
        <table:table-row table:style-name="ro1">
          <table:table-cell office:value-type="float" office:value="1575000" calcext:value-type="float">
            <text:p>1575000</text:p>
          </table:table-cell>
          <table:table-cell office:value-type="float" office:value="43.688" calcext:value-type="float">
            <text:p>43,688</text:p>
          </table:table-cell>
          <table:table-cell office:value-type="float" office:value="39.232" calcext:value-type="float">
            <text:p>39,232</text:p>
          </table:table-cell>
          <table:table-cell office:value-type="float" office:value="40.924" calcext:value-type="float">
            <text:p>40,924</text:p>
          </table:table-cell>
          <table:table-cell table:number-columns-repeated="26"/>
        </table:table-row>
        <table:table-row table:style-name="ro1">
          <table:table-cell office:value-type="float" office:value="1830000" calcext:value-type="float">
            <text:p>1830000</text:p>
          </table:table-cell>
          <table:table-cell office:value-type="float" office:value="66.544" calcext:value-type="float">
            <text:p>66,544</text:p>
          </table:table-cell>
          <table:table-cell office:value-type="float" office:value="54.468" calcext:value-type="float">
            <text:p>54,468</text:p>
          </table:table-cell>
          <table:table-cell office:value-type="float" office:value="60.203" calcext:value-type="float">
            <text:p>60,203</text:p>
          </table:table-cell>
          <table:table-cell table:number-columns-repeated="26"/>
        </table:table-row>
        <table:table-row table:style-name="ro1">
          <table:table-cell office:value-type="float" office:value="2850000" calcext:value-type="float">
            <text:p>2850000</text:p>
          </table:table-cell>
          <table:table-cell office:value-type="float" office:value="112.24" calcext:value-type="float">
            <text:p>112,24</text:p>
          </table:table-cell>
          <table:table-cell office:value-type="float" office:value="83.416" calcext:value-type="float">
            <text:p>83,416</text:p>
          </table:table-cell>
          <table:table-cell office:value-type="float" office:value="91.203" calcext:value-type="float">
            <text:p>91,203</text:p>
          </table:table-cell>
          <table:table-cell table:number-columns-repeated="26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Valores</text:p>
          </table:table-cell>
          <table:table-cell office:value-type="string" calcext:value-type="string">
            <text:p>Vert.x 1 nodo</text:p>
          </table:table-cell>
          <table:table-cell office:value-type="string" calcext:value-type="string">
            <text:p>Vert.x 2 nodos</text:p>
          </table:table-cell>
          <table:table-cell office:value-type="string" calcext:value-type="string">
            <text:p>Vert.x 3 nodos</text:p>
          </table:table-cell>
          <table:table-cell table:number-columns-repeated="2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5.002" calcext:value-type="float">
            <text:p>5,002</text:p>
          </table:table-cell>
          <table:table-cell office:value-type="float" office:value="5.003" calcext:value-type="float">
            <text:p>5,003</text:p>
          </table:table-cell>
          <table:table-cell table:number-columns-repeated="26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5.018" calcext:value-type="float">
            <text:p>5,018</text:p>
          </table:table-cell>
          <table:table-cell office:value-type="float" office:value="5.019" calcext:value-type="float">
            <text:p>5,019</text:p>
          </table:table-cell>
          <table:table-cell office:value-type="float" office:value="5.013" calcext:value-type="float">
            <text:p>5,013</text:p>
          </table:table-cell>
          <table:table-cell table:number-columns-repeated="26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5.089" calcext:value-type="float">
            <text:p>5,089</text:p>
          </table:table-cell>
          <table:table-cell office:value-type="float" office:value="5.076" calcext:value-type="float">
            <text:p>5,076</text:p>
          </table:table-cell>
          <table:table-cell office:value-type="float" office:value="5.083" calcext:value-type="float">
            <text:p>5,083</text:p>
          </table:table-cell>
          <table:table-cell table:number-columns-repeated="26"/>
        </table:table-row>
        <table:table-row table:style-name="ro1">
          <table:table-cell office:value-type="float" office:value="325000" calcext:value-type="float">
            <text:p>325000</text:p>
          </table:table-cell>
          <table:table-cell office:value-type="float" office:value="31.618" calcext:value-type="float">
            <text:p>31,618</text:p>
          </table:table-cell>
          <table:table-cell office:value-type="float" office:value="14.444" calcext:value-type="float">
            <text:p>14,444</text:p>
          </table:table-cell>
          <table:table-cell office:value-type="float" office:value="13.107" calcext:value-type="float">
            <text:p>13,107</text:p>
          </table:table-cell>
          <table:table-cell table:number-columns-repeated="26"/>
        </table:table-row>
        <table:table-row table:style-name="ro1">
          <table:table-cell office:value-type="float" office:value="465000" calcext:value-type="float">
            <text:p>465000</text:p>
          </table:table-cell>
          <table:table-cell office:value-type="float" office:value="47.402" calcext:value-type="float">
            <text:p>47,402</text:p>
          </table:table-cell>
          <table:table-cell office:value-type="float" office:value="19.685" calcext:value-type="float">
            <text:p>19,685</text:p>
          </table:table-cell>
          <table:table-cell office:value-type="float" office:value="19.443" calcext:value-type="float">
            <text:p>19,443</text:p>
          </table:table-cell>
          <table:table-cell table:number-columns-repeated="26"/>
        </table:table-row>
        <table:table-row table:style-name="ro1">
          <table:table-cell office:value-type="float" office:value="820000" calcext:value-type="float">
            <text:p>820000</text:p>
          </table:table-cell>
          <table:table-cell/>
          <table:table-cell office:value-type="float" office:value="36.718" calcext:value-type="float">
            <text:p>36,718</text:p>
          </table:table-cell>
          <table:table-cell office:value-type="float" office:value="35.331" calcext:value-type="float">
            <text:p>35,331</text:p>
          </table:table-cell>
          <table:table-cell table:number-columns-repeated="26"/>
        </table:table-row>
        <table:table-row table:style-name="ro1">
          <table:table-cell office:value-type="float" office:value="1575000" calcext:value-type="float">
            <text:p>1575000</text:p>
          </table:table-cell>
          <table:table-cell table:number-columns-repeated="2"/>
          <table:table-cell office:value-type="float" office:value="55.234" calcext:value-type="float">
            <text:p>55,234</text:p>
          </table:table-cell>
          <table:table-cell table:number-columns-repeated="26"/>
        </table:table-row>
        <table:table-row table:style-name="ro1">
          <table:table-cell office:value-type="float" office:value="1830000" calcext:value-type="float">
            <text:p>1830000</text:p>
          </table:table-cell>
          <table:table-cell table:number-columns-repeated="29"/>
        </table:table-row>
        <table:table-row table:style-name="ro1">
          <table:table-cell office:value-type="float" office:value="2850000" calcext:value-type="float">
            <text:p>2850000</text:p>
          </table:table-cell>
          <table:table-cell table:number-columns-repeated="29"/>
        </table:table-row>
        <table:table-row table:style-name="ro1" table:number-rows-repeated="18">
          <table:table-cell table:number-columns-repeated="30"/>
        </table:table-row>
        <table:table-row table:style-name="ro1">
          <table:table-cell office:value-type="string" calcext:value-type="string">
            <text:p>Valores</text:p>
          </table:table-cell>
          <table:table-cell office:value-type="string" calcext:value-type="string">
            <text:p>Akka 1 nodo</text:p>
          </table:table-cell>
          <table:table-cell office:value-type="string" calcext:value-type="string">
            <text:p>Akka 2 nodos</text:p>
          </table:table-cell>
          <table:table-cell office:value-type="string" calcext:value-type="string">
            <text:p>Akka 3 nodos</text:p>
          </table:table-cell>
          <table:table-cell office:value-type="string" calcext:value-type="string">
            <text:p>Vert.x 1 nodo</text:p>
          </table:table-cell>
          <table:table-cell office:value-type="string" calcext:value-type="string">
            <text:p>Vert.x 2 nodos</text:p>
          </table:table-cell>
          <table:table-cell office:value-type="string" calcext:value-type="string">
            <text:p>Vert.x 3 nodos</text:p>
          </table:table-cell>
          <table:table-cell table:number-columns-repeated="2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.017" calcext:value-type="float">
            <text:p>5,017</text:p>
          </table:table-cell>
          <table:table-cell office:value-type="float" office:value="5.025" calcext:value-type="float">
            <text:p>5,025</text:p>
          </table:table-cell>
          <table:table-cell office:value-type="float" office:value="5.029" calcext:value-type="float">
            <text:p>5,029</text:p>
          </table:table-cell>
          <table:table-cell table:number-columns-repeated="2" office:value-type="float" office:value="5.002" calcext:value-type="float">
            <text:p>5,002</text:p>
          </table:table-cell>
          <table:table-cell office:value-type="float" office:value="5.003" calcext:value-type="float">
            <text:p>5,003</text:p>
          </table:table-cell>
          <table:table-cell table:number-columns-repeated="23"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number-columns-repeated="2" office:value-type="float" office:value="5.056" calcext:value-type="float">
            <text:p>5,056</text:p>
          </table:table-cell>
          <table:table-cell office:value-type="float" office:value="5.12" calcext:value-type="float">
            <text:p>5,12</text:p>
          </table:table-cell>
          <table:table-cell office:value-type="float" office:value="5.018" calcext:value-type="float">
            <text:p>5,018</text:p>
          </table:table-cell>
          <table:table-cell office:value-type="float" office:value="5.019" calcext:value-type="float">
            <text:p>5,019</text:p>
          </table:table-cell>
          <table:table-cell office:value-type="float" office:value="5.013" calcext:value-type="float">
            <text:p>5,013</text:p>
          </table:table-cell>
          <table:table-cell table:number-columns-repeated="23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5.074" calcext:value-type="float">
            <text:p>5,074</text:p>
          </table:table-cell>
          <table:table-cell office:value-type="float" office:value="5.073" calcext:value-type="float">
            <text:p>5,073</text:p>
          </table:table-cell>
          <table:table-cell office:value-type="float" office:value="5.126" calcext:value-type="float">
            <text:p>5,126</text:p>
          </table:table-cell>
          <table:table-cell office:value-type="float" office:value="5.089" calcext:value-type="float">
            <text:p>5,089</text:p>
          </table:table-cell>
          <table:table-cell office:value-type="float" office:value="5.076" calcext:value-type="float">
            <text:p>5,076</text:p>
          </table:table-cell>
          <table:table-cell office:value-type="float" office:value="5.083" calcext:value-type="float">
            <text:p>5,083</text:p>
          </table:table-cell>
          <table:table-cell table:number-columns-repeated="23"/>
        </table:table-row>
        <table:table-row table:style-name="ro1">
          <table:table-cell office:value-type="float" office:value="325000" calcext:value-type="float">
            <text:p>325000</text:p>
          </table:table-cell>
          <table:table-cell office:value-type="float" office:value="13.357" calcext:value-type="float">
            <text:p>13,357</text:p>
          </table:table-cell>
          <table:table-cell office:value-type="float" office:value="12.623" calcext:value-type="float">
            <text:p>12,623</text:p>
          </table:table-cell>
          <table:table-cell office:value-type="float" office:value="12.243" calcext:value-type="float">
            <text:p>12,243</text:p>
          </table:table-cell>
          <table:table-cell office:value-type="float" office:value="31.618" calcext:value-type="float">
            <text:p>31,618</text:p>
          </table:table-cell>
          <table:table-cell office:value-type="float" office:value="14.444" calcext:value-type="float">
            <text:p>14,444</text:p>
          </table:table-cell>
          <table:table-cell office:value-type="float" office:value="13.107" calcext:value-type="float">
            <text:p>13,107</text:p>
          </table:table-cell>
          <table:table-cell table:number-columns-repeated="23"/>
        </table:table-row>
        <table:table-row table:style-name="ro1">
          <table:table-cell office:value-type="float" office:value="465000" calcext:value-type="float">
            <text:p>465000</text:p>
          </table:table-cell>
          <table:table-cell office:value-type="float" office:value="16.565" calcext:value-type="float">
            <text:p>16,565</text:p>
          </table:table-cell>
          <table:table-cell office:value-type="float" office:value="17.557" calcext:value-type="float">
            <text:p>17,557</text:p>
          </table:table-cell>
          <table:table-cell office:value-type="float" office:value="16.112" calcext:value-type="float">
            <text:p>16,112</text:p>
          </table:table-cell>
          <table:table-cell office:value-type="float" office:value="47.402" calcext:value-type="float">
            <text:p>47,402</text:p>
          </table:table-cell>
          <table:table-cell office:value-type="float" office:value="19.685" calcext:value-type="float">
            <text:p>19,685</text:p>
          </table:table-cell>
          <table:table-cell office:value-type="float" office:value="19.443" calcext:value-type="float">
            <text:p>19,443</text:p>
          </table:table-cell>
          <table:table-cell table:number-columns-repeated="23"/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float" office:value="30.827" calcext:value-type="float">
            <text:p>30,827</text:p>
          </table:table-cell>
          <table:table-cell office:value-type="float" office:value="27.444" calcext:value-type="float">
            <text:p>27,444</text:p>
          </table:table-cell>
          <table:table-cell office:value-type="float" office:value="27.302" calcext:value-type="float">
            <text:p>27,302</text:p>
          </table:table-cell>
          <table:table-cell/>
          <table:table-cell office:value-type="float" office:value="36.718" calcext:value-type="float">
            <text:p>36,718</text:p>
          </table:table-cell>
          <table:table-cell office:value-type="float" office:value="35.331" calcext:value-type="float">
            <text:p>35,331</text:p>
          </table:table-cell>
          <table:table-cell table:number-columns-repeated="23"/>
        </table:table-row>
        <table:table-row table:style-name="ro1">
          <table:table-cell office:value-type="float" office:value="1575000" calcext:value-type="float">
            <text:p>1575000</text:p>
          </table:table-cell>
          <table:table-cell office:value-type="float" office:value="43.688" calcext:value-type="float">
            <text:p>43,688</text:p>
          </table:table-cell>
          <table:table-cell office:value-type="float" office:value="39.232" calcext:value-type="float">
            <text:p>39,232</text:p>
          </table:table-cell>
          <table:table-cell office:value-type="float" office:value="40.924" calcext:value-type="float">
            <text:p>40,924</text:p>
          </table:table-cell>
          <table:table-cell table:number-columns-repeated="2"/>
          <table:table-cell office:value-type="float" office:value="55.234" calcext:value-type="float">
            <text:p>55,234</text:p>
          </table:table-cell>
          <table:table-cell table:number-columns-repeated="23"/>
        </table:table-row>
        <table:table-row table:style-name="ro1">
          <table:table-cell office:value-type="float" office:value="1830000" calcext:value-type="float">
            <text:p>1830000</text:p>
          </table:table-cell>
          <table:table-cell office:value-type="float" office:value="66.544" calcext:value-type="float">
            <text:p>66,544</text:p>
          </table:table-cell>
          <table:table-cell office:value-type="float" office:value="54.468" calcext:value-type="float">
            <text:p>54,468</text:p>
          </table:table-cell>
          <table:table-cell office:value-type="float" office:value="60.203" calcext:value-type="float">
            <text:p>60,203</text:p>
          </table:table-cell>
          <table:table-cell table:number-columns-repeated="26"/>
        </table:table-row>
        <table:table-row table:style-name="ro1">
          <table:table-cell office:value-type="float" office:value="2850000" calcext:value-type="float">
            <text:p>2850000</text:p>
          </table:table-cell>
          <table:table-cell office:value-type="float" office:value="112.24" calcext:value-type="float">
            <text:p>112,24</text:p>
          </table:table-cell>
          <table:table-cell office:value-type="float" office:value="83.416" calcext:value-type="float">
            <text:p>83,416</text:p>
          </table:table-cell>
          <table:table-cell office:value-type="float" office:value="91.203" calcext:value-type="float">
            <text:p>91,203</text:p>
          </table:table-cell>
          <table:table-cell table:number-columns-repeated="26"/>
        </table:table-row>
        <table:table-row table:style-name="ro1" table:number-rows-repeated="14">
          <table:table-cell table:number-columns-repeated="30"/>
        </table:table-row>
        <table:table-row table:style-name="ro1">
          <table:table-cell office:value-type="string" calcext:value-type="string">
            <text:p>Valores</text:p>
          </table:table-cell>
          <table:table-cell office:value-type="string" calcext:value-type="string">
            <text:p>Akka 1 core</text:p>
          </table:table-cell>
          <table:table-cell office:value-type="string" calcext:value-type="string">
            <text:p>Akka 2 cores</text:p>
          </table:table-cell>
          <table:table-cell office:value-type="string" calcext:value-type="string">
            <text:p>Akka 2 nodos</text:p>
          </table:table-cell>
          <table:table-cell office:value-type="string" calcext:value-type="string">
            <text:p>Akka 3 nodos</text:p>
          </table:table-cell>
          <table:table-cell table:number-columns-repeated="2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.017" calcext:value-type="float">
            <text:p>5,017</text:p>
          </table:table-cell>
          <table:table-cell office:value-type="float" office:value="5.003" calcext:value-type="float">
            <text:p>5,003</text:p>
          </table:table-cell>
          <table:table-cell office:value-type="float" office:value="5.025" calcext:value-type="float">
            <text:p>5,025</text:p>
          </table:table-cell>
          <table:table-cell office:value-type="float" office:value="5.029" calcext:value-type="float">
            <text:p>5,029</text:p>
          </table:table-cell>
          <table:table-cell table:number-columns-repeated="25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5.056" calcext:value-type="float">
            <text:p>5,056</text:p>
          </table:table-cell>
          <table:table-cell office:value-type="float" office:value="5.049" calcext:value-type="float">
            <text:p>5,049</text:p>
          </table:table-cell>
          <table:table-cell office:value-type="float" office:value="5.056" calcext:value-type="float">
            <text:p>5,056</text:p>
          </table:table-cell>
          <table:table-cell office:value-type="float" office:value="5.12" calcext:value-type="float">
            <text:p>5,12</text:p>
          </table:table-cell>
          <table:table-cell table:number-columns-repeated="2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.074" calcext:value-type="float">
            <text:p>5,074</text:p>
          </table:table-cell>
          <table:table-cell office:value-type="float" office:value="5.052" calcext:value-type="float">
            <text:p>5,052</text:p>
          </table:table-cell>
          <table:table-cell office:value-type="float" office:value="5.073" calcext:value-type="float">
            <text:p>5,073</text:p>
          </table:table-cell>
          <table:table-cell office:value-type="float" office:value="5.126" calcext:value-type="float">
            <text:p>5,126</text:p>
          </table:table-cell>
          <table:table-cell table:number-columns-repeated="25"/>
        </table:table-row>
        <table:table-row table:style-name="ro1">
          <table:table-cell office:value-type="float" office:value="312500" calcext:value-type="float">
            <text:p>312500</text:p>
          </table:table-cell>
          <table:table-cell office:value-type="float" office:value="13.357" calcext:value-type="float">
            <text:p>13,357</text:p>
          </table:table-cell>
          <table:table-cell office:value-type="float" office:value="9.475" calcext:value-type="float">
            <text:p>9,475</text:p>
          </table:table-cell>
          <table:table-cell office:value-type="float" office:value="12.623" calcext:value-type="float">
            <text:p>12,623</text:p>
          </table:table-cell>
          <table:table-cell office:value-type="float" office:value="12.243" calcext:value-type="float">
            <text:p>12,243</text:p>
          </table:table-cell>
          <table:table-cell table:number-columns-repeated="25"/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16.565" calcext:value-type="float">
            <text:p>16,565</text:p>
          </table:table-cell>
          <table:table-cell office:value-type="float" office:value="13.565" calcext:value-type="float">
            <text:p>13,565</text:p>
          </table:table-cell>
          <table:table-cell office:value-type="float" office:value="17.557" calcext:value-type="float">
            <text:p>17,557</text:p>
          </table:table-cell>
          <table:table-cell office:value-type="float" office:value="16.112" calcext:value-type="float">
            <text:p>16,112</text:p>
          </table:table-cell>
          <table:table-cell table:number-columns-repeated="25"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30.827" calcext:value-type="float">
            <text:p>30,827</text:p>
          </table:table-cell>
          <table:table-cell office:value-type="float" office:value="22.908" calcext:value-type="float">
            <text:p>22,908</text:p>
          </table:table-cell>
          <table:table-cell office:value-type="float" office:value="27.444" calcext:value-type="float">
            <text:p>27,444</text:p>
          </table:table-cell>
          <table:table-cell office:value-type="float" office:value="27.302" calcext:value-type="float">
            <text:p>27,302</text:p>
          </table:table-cell>
          <table:table-cell table:number-columns-repeated="25"/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43.688" calcext:value-type="float">
            <text:p>43,688</text:p>
          </table:table-cell>
          <table:table-cell office:value-type="float" office:value="35.686" calcext:value-type="float">
            <text:p>35,686</text:p>
          </table:table-cell>
          <table:table-cell office:value-type="float" office:value="39.232" calcext:value-type="float">
            <text:p>39,232</text:p>
          </table:table-cell>
          <table:table-cell office:value-type="float" office:value="40.924" calcext:value-type="float">
            <text:p>40,924</text:p>
          </table:table-cell>
          <table:table-cell table:number-columns-repeated="25"/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66.544" calcext:value-type="float">
            <text:p>66,544</text:p>
          </table:table-cell>
          <table:table-cell office:value-type="float" office:value="51.362" calcext:value-type="float">
            <text:p>51,362</text:p>
          </table:table-cell>
          <table:table-cell office:value-type="float" office:value="54.468" calcext:value-type="float">
            <text:p>54,468</text:p>
          </table:table-cell>
          <table:table-cell office:value-type="float" office:value="60.203" calcext:value-type="float">
            <text:p>60,203</text:p>
          </table:table-cell>
          <table:table-cell table:number-columns-repeated="25"/>
        </table:table-row>
        <table:table-row table:style-name="ro1">
          <table:table-cell office:value-type="float" office:value="2812500" calcext:value-type="float">
            <text:p>2812500</text:p>
          </table:table-cell>
          <table:table-cell office:value-type="float" office:value="112.24" calcext:value-type="float">
            <text:p>112,24</text:p>
          </table:table-cell>
          <table:table-cell office:value-type="float" office:value="79.548" calcext:value-type="float">
            <text:p>79,548</text:p>
          </table:table-cell>
          <table:table-cell office:value-type="float" office:value="83.416" calcext:value-type="float">
            <text:p>83,416</text:p>
          </table:table-cell>
          <table:table-cell office:value-type="float" office:value="91.203" calcext:value-type="float">
            <text:p>91,203</text:p>
          </table:table-cell>
          <table:table-cell table:number-columns-repeated="25"/>
        </table:table-row>
        <table:table-row table:style-name="ro1" table:number-rows-repeated="15">
          <table:table-cell table:number-columns-repeated="30"/>
        </table:table-row>
        <table:table-row table:style-name="ro1">
          <table:table-cell office:value-type="string" calcext:value-type="string">
            <text:p>Valores</text:p>
          </table:table-cell>
          <table:table-cell office:value-type="string" calcext:value-type="string">
            <text:p>Vert.x 1 core</text:p>
          </table:table-cell>
          <table:table-cell office:value-type="string" calcext:value-type="string">
            <text:p>Vert.x 2 cores</text:p>
          </table:table-cell>
          <table:table-cell office:value-type="string" calcext:value-type="string">
            <text:p>Vert.x 2 nodos</text:p>
          </table:table-cell>
          <table:table-cell office:value-type="string" calcext:value-type="string">
            <text:p>Vert.x 3 nodos</text:p>
          </table:table-cell>
          <table:table-cell table:number-columns-repeated="2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5.002" calcext:value-type="float">
            <text:p>5,002</text:p>
          </table:table-cell>
          <table:table-cell office:value-type="float" office:value="5.003" calcext:value-type="float">
            <text:p>5,003</text:p>
          </table:table-cell>
          <table:table-cell table:number-columns-repeated="2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5.018" calcext:value-type="float">
            <text:p>5,018</text:p>
          </table:table-cell>
          <table:table-cell office:value-type="float" office:value="5.037" calcext:value-type="float">
            <text:p>5,037</text:p>
          </table:table-cell>
          <table:table-cell office:value-type="float" office:value="5.019" calcext:value-type="float">
            <text:p>5,019</text:p>
          </table:table-cell>
          <table:table-cell office:value-type="float" office:value="5.013" calcext:value-type="float">
            <text:p>5,013</text:p>
          </table:table-cell>
          <table:table-cell table:number-columns-repeated="25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5.089" calcext:value-type="float">
            <text:p>5,089</text:p>
          </table:table-cell>
          <table:table-cell office:value-type="float" office:value="5.132" calcext:value-type="float">
            <text:p>5,132</text:p>
          </table:table-cell>
          <table:table-cell office:value-type="float" office:value="5.076" calcext:value-type="float">
            <text:p>5,076</text:p>
          </table:table-cell>
          <table:table-cell office:value-type="float" office:value="5.083" calcext:value-type="float">
            <text:p>5,083</text:p>
          </table:table-cell>
          <table:table-cell table:number-columns-repeated="25"/>
        </table:table-row>
        <table:table-row table:style-name="ro1">
          <table:table-cell office:value-type="float" office:value="325000" calcext:value-type="float">
            <text:p>325000</text:p>
          </table:table-cell>
          <table:table-cell office:value-type="float" office:value="31.618" calcext:value-type="float">
            <text:p>31,618</text:p>
          </table:table-cell>
          <table:table-cell office:value-type="float" office:value="10.5" calcext:value-type="float">
            <text:p>10,5</text:p>
          </table:table-cell>
          <table:table-cell office:value-type="float" office:value="14.444" calcext:value-type="float">
            <text:p>14,444</text:p>
          </table:table-cell>
          <table:table-cell office:value-type="float" office:value="13.107" calcext:value-type="float">
            <text:p>13,107</text:p>
          </table:table-cell>
          <table:table-cell table:number-columns-repeated="25"/>
        </table:table-row>
        <table:table-row table:style-name="ro1">
          <table:table-cell office:value-type="float" office:value="465000" calcext:value-type="float">
            <text:p>465000</text:p>
          </table:table-cell>
          <table:table-cell office:value-type="float" office:value="47.402" calcext:value-type="float">
            <text:p>47,402</text:p>
          </table:table-cell>
          <table:table-cell office:value-type="float" office:value="16.022" calcext:value-type="float">
            <text:p>16,022</text:p>
          </table:table-cell>
          <table:table-cell office:value-type="float" office:value="19.685" calcext:value-type="float">
            <text:p>19,685</text:p>
          </table:table-cell>
          <table:table-cell office:value-type="float" office:value="19.443" calcext:value-type="float">
            <text:p>19,443</text:p>
          </table:table-cell>
          <table:table-cell table:number-columns-repeated="25"/>
        </table:table-row>
        <table:table-row table:style-name="ro1">
          <table:table-cell office:value-type="float" office:value="820000" calcext:value-type="float">
            <text:p>820000</text:p>
          </table:table-cell>
          <table:table-cell/>
          <table:table-cell office:value-type="float" office:value="40.624" calcext:value-type="float">
            <text:p>40,624</text:p>
          </table:table-cell>
          <table:table-cell office:value-type="float" office:value="36.718" calcext:value-type="float">
            <text:p>36,718</text:p>
          </table:table-cell>
          <table:table-cell office:value-type="float" office:value="35.331" calcext:value-type="float">
            <text:p>35,331</text:p>
          </table:table-cell>
          <table:table-cell table:number-columns-repeated="25"/>
        </table:table-row>
        <table:table-row table:style-name="ro1">
          <table:table-cell office:value-type="float" office:value="1575000" calcext:value-type="float">
            <text:p>1575000</text:p>
          </table:table-cell>
          <table:table-cell table:number-columns-repeated="3"/>
          <table:table-cell office:value-type="float" office:value="55.234" calcext:value-type="float">
            <text:p>55,234</text:p>
          </table:table-cell>
          <table:table-cell table:number-columns-repeated="25"/>
        </table:table-row>
        <table:table-row table:style-name="ro1">
          <table:table-cell office:value-type="float" office:value="1830000" calcext:value-type="float">
            <text:p>1830000</text:p>
          </table:table-cell>
          <table:table-cell table:number-columns-repeated="29"/>
        </table:table-row>
        <table:table-row table:style-name="ro1">
          <table:table-cell office:value-type="float" office:value="2850000" calcext:value-type="float">
            <text:p>2850000</text:p>
          </table:table-cell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 style:data-style-name="N2" text:time-value="11:12:18.54147229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0:11:16.729391287</meta:creation-date>
    <dc:date>2015-10-06T12:36:16.936185854</dc:date>
    <meta:editing-duration>PT4H41M29S</meta:editing-duration>
    <meta:editing-cycles>16</meta:editing-cycles>
    <meta:generator>LibreOffice/4.4.2.2$Linux_X86_64 LibreOffice_project/40m0$Build-2</meta:generator>
    <meta:document-statistic meta:table-count="1" meta:cell-count="433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13cm" svg:y="3.454cm" style:legend-expansion="high" chart:style-name="ch2"/>
        <chart:plot-area chart:style-name="ch3" table:cell-range-address="Hoja1.A3:Hoja1.E11 Hoja1.B2:Hoja1.E2" chart:data-source-has-labels="row" svg:x="0.32cm" svg:y="0.18cm" svg:width="11.873cm" svg:height="8.64cm">
          <chartooo:coordinate-region svg:x="0.941cm" svg:y="0.379cm" svg:width="10.87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3:Hoja1.B11" chart:label-cell-address="Hoja1.B2:Hoja1.B2" chart:class="chart:scatter">
            <chart:domain table:cell-range-address="Hoja1.A3:Hoja1.A11"/>
            <chart:data-point chart:repeated="9"/>
          </chart:series>
          <chart:series chart:style-name="ch7" chart:values-cell-range-address="Hoja1.C3:Hoja1.C11" chart:label-cell-address="Hoja1.C2:Hoja1.C2" chart:class="chart:scatter">
            <chart:data-point chart:repeated="9"/>
          </chart:series>
          <chart:series chart:style-name="ch8" chart:values-cell-range-address="Hoja1.D3:Hoja1.D11" chart:label-cell-address="Hoja1.D2:Hoja1.D2" chart:class="chart:scatter">
            <chart:data-point chart:repeated="9"/>
          </chart:series>
          <chart:series chart:style-name="ch9" chart:values-cell-range-address="Hoja1.E3:Hoja1.E11" chart:label-cell-address="Hoja1.E2:Hoja1.E2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Akka 1 core</text:p>
                <draw:g>
                  <svg:desc>Hoja1.B2:Hoja1.B2</svg:desc>
                </draw:g>
              </table:table-cell>
              <table:table-cell office:value-type="string">
                <text:p>Akka 2 cores</text:p>
                <draw:g>
                  <svg:desc>Hoja1.C2:Hoja1.C2</svg:desc>
                </draw:g>
              </table:table-cell>
              <table:table-cell office:value-type="string">
                <text:p>Vert.x 1 core</text:p>
                <draw:g>
                  <svg:desc>Hoja1.D2:Hoja1.D2</svg:desc>
                </draw:g>
              </table:table-cell>
              <table:table-cell office:value-type="string">
                <text:p>Vert.x 2 cores</text:p>
                <draw:g>
                  <svg:desc>Hoja1.E2:Hoja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3:Hoja1.A11</svg:desc>
                </draw:g>
              </table:table-cell>
              <table:table-cell office:value-type="float" office:value="5.017">
                <text:p>5.017</text:p>
                <draw:g>
                  <svg:desc>Hoja1.B3:Hoja1.B11</svg:desc>
                </draw:g>
              </table:table-cell>
              <table:table-cell office:value-type="float" office:value="5.003">
                <text:p>5.003</text:p>
                <draw:g>
                  <svg:desc>Hoja1.C3:Hoja1.C11</svg:desc>
                </draw:g>
              </table:table-cell>
              <table:table-cell office:value-type="float" office:value="5.002">
                <text:p>5.002</text:p>
                <draw:g>
                  <svg:desc>Hoja1.D3:Hoja1.D11</svg:desc>
                </draw:g>
              </table:table-cell>
              <table:table-cell office:value-type="float" office:value="5.002">
                <text:p>5.002</text:p>
                <draw:g>
                  <svg:desc>Hoja1.E3:Hoja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.056">
                <text:p>5.056</text:p>
              </table:table-cell>
              <table:table-cell office:value-type="float" office:value="5.049">
                <text:p>5.049</text:p>
              </table:table-cell>
              <table:table-cell office:value-type="float" office:value="5.018">
                <text:p>5.018</text:p>
              </table:table-cell>
              <table:table-cell office:value-type="float" office:value="5.037">
                <text:p>5.0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.074">
                <text:p>5.074</text:p>
              </table:table-cell>
              <table:table-cell office:value-type="float" office:value="5.052">
                <text:p>5.052</text:p>
              </table:table-cell>
              <table:table-cell office:value-type="float" office:value="5.089">
                <text:p>5.089</text:p>
              </table:table-cell>
              <table:table-cell office:value-type="float" office:value="5.132">
                <text:p>5.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3.357">
                <text:p>13.357</text:p>
              </table:table-cell>
              <table:table-cell office:value-type="float" office:value="9.475">
                <text:p>9.475</text:p>
              </table:table-cell>
              <table:table-cell office:value-type="float" office:value="31.618">
                <text:p>31.618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16.565">
                <text:p>16.565</text:p>
              </table:table-cell>
              <table:table-cell office:value-type="float" office:value="13.565">
                <text:p>13.565</text:p>
              </table:table-cell>
              <table:table-cell office:value-type="float" office:value="47.402">
                <text:p>47.402</text:p>
              </table:table-cell>
              <table:table-cell office:value-type="float" office:value="16.022">
                <text:p>16.0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30.827">
                <text:p>30.827</text:p>
              </table:table-cell>
              <table:table-cell office:value-type="float" office:value="22.908">
                <text:p>22.908</text:p>
              </table:table-cell>
              <table:table-cell office:value-type="float" office:value="75.736">
                <text:p>75.736</text:p>
              </table:table-cell>
              <table:table-cell office:value-type="float" office:value="40.624">
                <text:p>40.6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43.688">
                <text:p>43.688</text:p>
              </table:table-cell>
              <table:table-cell office:value-type="float" office:value="35.686">
                <text:p>35.686</text:p>
              </table:table-cell>
              <table:table-cell office:value-type="float" office:value="127.563">
                <text:p>127.563</text:p>
              </table:table-cell>
              <table:table-cell office:value-type="float" office:value="58.005">
                <text:p>58.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66.544">
                <text:p>66.544</text:p>
              </table:table-cell>
              <table:table-cell office:value-type="float" office:value="51.362">
                <text:p>51.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112.24">
                <text:p>112.24</text:p>
              </table:table-cell>
              <table:table-cell office:value-type="float" office:value="79.548">
                <text:p>79.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9cm" svg:height="8.982cm" xlink:href=".." xlink:type="simple" chart:class="chart:scatter" chart:style-name="ch1">
        <chart:legend chart:legend-position="end" svg:x="12.548cm" svg:y="3.445cm" style:legend-expansion="high" chart:style-name="ch2"/>
        <chart:plot-area chart:style-name="ch3" table:cell-range-address="Hoja1.A153:Hoja1.E161 Hoja1.B152:Hoja1.E152" chart:data-source-has-labels="row" svg:x="0.32cm" svg:y="0.179cm" svg:width="11.908cm" svg:height="8.624cm">
          <chartooo:coordinate-region svg:x="0.941cm" svg:y="0.378cm" svg:width="10.451cm" svg:height="7.7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153:Hoja1.B161" chart:label-cell-address="Hoja1.B152:Hoja1.B152" chart:class="chart:scatter">
            <chart:domain table:cell-range-address="Hoja1.A153:Hoja1.A161"/>
            <chart:data-point chart:repeated="9"/>
          </chart:series>
          <chart:series chart:style-name="ch7" chart:values-cell-range-address="Hoja1.C153:Hoja1.C161" chart:label-cell-address="Hoja1.C152:Hoja1.C152" chart:class="chart:scatter">
            <chart:data-point chart:repeated="9"/>
          </chart:series>
          <chart:series chart:style-name="ch8" chart:values-cell-range-address="Hoja1.D153:Hoja1.D161" chart:label-cell-address="Hoja1.D152:Hoja1.D152" chart:class="chart:scatter">
            <chart:data-point chart:repeated="9"/>
          </chart:series>
          <chart:series chart:style-name="ch9" chart:values-cell-range-address="Hoja1.E153:Hoja1.E161" chart:label-cell-address="Hoja1.E152:Hoja1.E152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Akka 1 core</text:p>
                <draw:g>
                  <svg:desc>Hoja1.B152:Hoja1.B152</svg:desc>
                </draw:g>
              </table:table-cell>
              <table:table-cell office:value-type="string">
                <text:p>Akka 2 cores</text:p>
                <draw:g>
                  <svg:desc>Hoja1.C152:Hoja1.C152</svg:desc>
                </draw:g>
              </table:table-cell>
              <table:table-cell office:value-type="string">
                <text:p>Akka 2 nodos</text:p>
                <draw:g>
                  <svg:desc>Hoja1.D152:Hoja1.D152</svg:desc>
                </draw:g>
              </table:table-cell>
              <table:table-cell office:value-type="string">
                <text:p>Akka 3 nodos</text:p>
                <draw:g>
                  <svg:desc>Hoja1.E152:Hoja1.E1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Hoja1.A153:Hoja1.A161</svg:desc>
                </draw:g>
              </table:table-cell>
              <table:table-cell office:value-type="float" office:value="5.017">
                <text:p>5.017</text:p>
                <draw:g>
                  <svg:desc>Hoja1.B153:Hoja1.B161</svg:desc>
                </draw:g>
              </table:table-cell>
              <table:table-cell office:value-type="float" office:value="5.003">
                <text:p>5.003</text:p>
                <draw:g>
                  <svg:desc>Hoja1.C153:Hoja1.C161</svg:desc>
                </draw:g>
              </table:table-cell>
              <table:table-cell office:value-type="float" office:value="5.025">
                <text:p>5.025</text:p>
                <draw:g>
                  <svg:desc>Hoja1.D153:Hoja1.D161</svg:desc>
                </draw:g>
              </table:table-cell>
              <table:table-cell office:value-type="float" office:value="5.029">
                <text:p>5.029</text:p>
                <draw:g>
                  <svg:desc>Hoja1.E153:Hoja1.E1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00">
                <text:p>12500</text:p>
              </table:table-cell>
              <table:table-cell office:value-type="float" office:value="5.056">
                <text:p>5.056</text:p>
              </table:table-cell>
              <table:table-cell office:value-type="float" office:value="5.049">
                <text:p>5.049</text:p>
              </table:table-cell>
              <table:table-cell office:value-type="float" office:value="5.056">
                <text:p>5.056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5.074">
                <text:p>5.074</text:p>
              </table:table-cell>
              <table:table-cell office:value-type="float" office:value="5.052">
                <text:p>5.052</text:p>
              </table:table-cell>
              <table:table-cell office:value-type="float" office:value="5.073">
                <text:p>5.073</text:p>
              </table:table-cell>
              <table:table-cell office:value-type="float" office:value="5.126">
                <text:p>5.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2500">
                <text:p>312500</text:p>
              </table:table-cell>
              <table:table-cell office:value-type="float" office:value="13.357">
                <text:p>13.357</text:p>
              </table:table-cell>
              <table:table-cell office:value-type="float" office:value="9.475">
                <text:p>9.475</text:p>
              </table:table-cell>
              <table:table-cell office:value-type="float" office:value="12.623">
                <text:p>12.623</text:p>
              </table:table-cell>
              <table:table-cell office:value-type="float" office:value="12.243">
                <text:p>12.2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000">
                <text:p>450000</text:p>
              </table:table-cell>
              <table:table-cell office:value-type="float" office:value="16.565">
                <text:p>16.565</text:p>
              </table:table-cell>
              <table:table-cell office:value-type="float" office:value="13.565">
                <text:p>13.565</text:p>
              </table:table-cell>
              <table:table-cell office:value-type="float" office:value="17.557">
                <text:p>17.557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000">
                <text:p>800000</text:p>
              </table:table-cell>
              <table:table-cell office:value-type="float" office:value="30.827">
                <text:p>30.827</text:p>
              </table:table-cell>
              <table:table-cell office:value-type="float" office:value="22.908">
                <text:p>22.908</text:p>
              </table:table-cell>
              <table:table-cell office:value-type="float" office:value="27.444">
                <text:p>27.444</text:p>
              </table:table-cell>
              <table:table-cell office:value-type="float" office:value="27.302">
                <text:p>27.3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0000">
                <text:p>1250000</text:p>
              </table:table-cell>
              <table:table-cell office:value-type="float" office:value="43.688">
                <text:p>43.688</text:p>
              </table:table-cell>
              <table:table-cell office:value-type="float" office:value="35.686">
                <text:p>35.686</text:p>
              </table:table-cell>
              <table:table-cell office:value-type="float" office:value="39.232">
                <text:p>39.232</text:p>
              </table:table-cell>
              <table:table-cell office:value-type="float" office:value="40.924">
                <text:p>40.9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0000">
                <text:p>1800000</text:p>
              </table:table-cell>
              <table:table-cell office:value-type="float" office:value="66.544">
                <text:p>66.544</text:p>
              </table:table-cell>
              <table:table-cell office:value-type="float" office:value="51.362">
                <text:p>51.362</text:p>
              </table:table-cell>
              <table:table-cell office:value-type="float" office:value="54.468">
                <text:p>54.468</text:p>
              </table:table-cell>
              <table:table-cell office:value-type="float" office:value="60.203">
                <text:p>60.2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12500">
                <text:p>2812500</text:p>
              </table:table-cell>
              <table:table-cell office:value-type="float" office:value="112.24">
                <text:p>112.24</text:p>
              </table:table-cell>
              <table:table-cell office:value-type="float" office:value="79.548">
                <text:p>79.548</text:p>
              </table:table-cell>
              <table:table-cell office:value-type="float" office:value="83.416">
                <text:p>83.416</text:p>
              </table:table-cell>
              <table:table-cell office:value-type="float" office:value="91.203">
                <text:p>91.20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431cm" svg:y="3.456cm" style:legend-expansion="high" chart:style-name="ch2"/>
        <chart:plot-area chart:style-name="ch3" table:cell-range-address="Hoja1.A178:Hoja1.E186 Hoja1.B177:Hoja1.E177" chart:data-source-has-labels="row" svg:x="0.319cm" svg:y="0.18cm" svg:width="11.793cm" svg:height="8.645cm">
          <chartooo:coordinate-region svg:x="0.94cm" svg:y="0.379cm" svg:width="10.52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178:Hoja1.B186" chart:label-cell-address="Hoja1.B177:Hoja1.B177" chart:class="chart:scatter">
            <chart:domain table:cell-range-address="Hoja1.A178:Hoja1.A186"/>
            <chart:data-point chart:repeated="9"/>
          </chart:series>
          <chart:series chart:style-name="ch7" chart:values-cell-range-address="Hoja1.C178:Hoja1.C186" chart:label-cell-address="Hoja1.C177:Hoja1.C177" chart:class="chart:scatter">
            <chart:data-point chart:repeated="9"/>
          </chart:series>
          <chart:series chart:style-name="ch8" chart:values-cell-range-address="Hoja1.D178:Hoja1.D186" chart:label-cell-address="Hoja1.D177:Hoja1.D177" chart:class="chart:scatter">
            <chart:data-point chart:repeated="9"/>
          </chart:series>
          <chart:series chart:style-name="ch9" chart:values-cell-range-address="Hoja1.E178:Hoja1.E186" chart:label-cell-address="Hoja1.E177:Hoja1.E177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Vert.x 1 core</text:p>
                <draw:g>
                  <svg:desc>Hoja1.B177:Hoja1.B177</svg:desc>
                </draw:g>
              </table:table-cell>
              <table:table-cell office:value-type="string">
                <text:p>Vert.x 2 cores</text:p>
                <draw:g>
                  <svg:desc>Hoja1.C177:Hoja1.C177</svg:desc>
                </draw:g>
              </table:table-cell>
              <table:table-cell office:value-type="string">
                <text:p>Vert.x 2 nodos</text:p>
                <draw:g>
                  <svg:desc>Hoja1.D177:Hoja1.D177</svg:desc>
                </draw:g>
              </table:table-cell>
              <table:table-cell office:value-type="string">
                <text:p>Vert.x 3 nodos</text:p>
                <draw:g>
                  <svg:desc>Hoja1.E177:Hoja1.E1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Hoja1.A178:Hoja1.A186</svg:desc>
                </draw:g>
              </table:table-cell>
              <table:table-cell office:value-type="float" office:value="5.002">
                <text:p>5.002</text:p>
                <draw:g>
                  <svg:desc>Hoja1.B178:Hoja1.B186</svg:desc>
                </draw:g>
              </table:table-cell>
              <table:table-cell office:value-type="float" office:value="5.002">
                <text:p>5.002</text:p>
                <draw:g>
                  <svg:desc>Hoja1.C178:Hoja1.C186</svg:desc>
                </draw:g>
              </table:table-cell>
              <table:table-cell office:value-type="float" office:value="5.002">
                <text:p>5.002</text:p>
                <draw:g>
                  <svg:desc>Hoja1.D178:Hoja1.D186</svg:desc>
                </draw:g>
              </table:table-cell>
              <table:table-cell office:value-type="float" office:value="5.003">
                <text:p>5.003</text:p>
                <draw:g>
                  <svg:desc>Hoja1.E178:Hoja1.E1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0">
                <text:p>15000</text:p>
              </table:table-cell>
              <table:table-cell office:value-type="float" office:value="5.018">
                <text:p>5.018</text:p>
              </table:table-cell>
              <table:table-cell office:value-type="float" office:value="5.037">
                <text:p>5.037</text:p>
              </table:table-cell>
              <table:table-cell office:value-type="float" office:value="5.019">
                <text:p>5.019</text:p>
              </table:table-cell>
              <table:table-cell office:value-type="float" office:value="5.013">
                <text:p>5.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000">
                <text:p>55000</text:p>
              </table:table-cell>
              <table:table-cell office:value-type="float" office:value="5.089">
                <text:p>5.089</text:p>
              </table:table-cell>
              <table:table-cell office:value-type="float" office:value="5.132">
                <text:p>5.132</text:p>
              </table:table-cell>
              <table:table-cell office:value-type="float" office:value="5.076">
                <text:p>5.076</text:p>
              </table:table-cell>
              <table:table-cell office:value-type="float" office:value="5.083">
                <text:p>5.0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5000">
                <text:p>325000</text:p>
              </table:table-cell>
              <table:table-cell office:value-type="float" office:value="31.618">
                <text:p>31.618</text:p>
              </table:table-cell>
              <table:table-cell office:value-type="float" office:value="10.5">
                <text:p>10.5</text:p>
              </table:table-cell>
              <table:table-cell office:value-type="float" office:value="14.444">
                <text:p>14.444</text:p>
              </table:table-cell>
              <table:table-cell office:value-type="float" office:value="13.107">
                <text:p>13.1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5000">
                <text:p>465000</text:p>
              </table:table-cell>
              <table:table-cell office:value-type="float" office:value="47.402">
                <text:p>47.402</text:p>
              </table:table-cell>
              <table:table-cell office:value-type="float" office:value="16.022">
                <text:p>16.022</text:p>
              </table:table-cell>
              <table:table-cell office:value-type="float" office:value="19.685">
                <text:p>19.685</text:p>
              </table:table-cell>
              <table:table-cell office:value-type="float" office:value="19.443">
                <text:p>19.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0000">
                <text:p>820000</text:p>
              </table:table-cell>
              <table:table-cell office:value-type="float" office:value="NaN">
                <text:p>NaN</text:p>
              </table:table-cell>
              <table:table-cell office:value-type="float" office:value="40.624">
                <text:p>40.624</text:p>
              </table:table-cell>
              <table:table-cell office:value-type="float" office:value="36.718">
                <text:p>36.718</text:p>
              </table:table-cell>
              <table:table-cell office:value-type="float" office:value="35.331">
                <text:p>35.3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75000">
                <text:p>15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234">
                <text:p>55.2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30000">
                <text:p>18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50000">
                <text:p>28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936cm" svg:height="9cm" xlink:href=".." xlink:type="simple" chart:class="chart:scatter" chart:style-name="ch1">
        <chart:legend chart:legend-position="end" svg:x="16.449cm" svg:y="3.454cm" style:legend-expansion="high" chart:style-name="ch2"/>
        <chart:plot-area chart:style-name="ch3" table:cell-range-address="Hoja1.A29:Hoja1.E37 Hoja1.B28:Hoja1.E28" chart:data-source-has-labels="row" svg:x="0.398cm" svg:y="0.18cm" svg:width="15.653cm" svg:height="8.64cm">
          <chartooo:coordinate-region svg:x="1.019cm" svg:y="0.379cm" svg:width="14.19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B29:Hoja1.B37" chart:label-cell-address="Hoja1.B28:Hoja1.B28" chart:class="chart:scatter">
            <chart:domain table:cell-range-address="Hoja1.A29:Hoja1.A37"/>
            <chart:data-point chart:repeated="9"/>
          </chart:series>
          <chart:series chart:style-name="ch8" chart:values-cell-range-address="Hoja1.C29:Hoja1.C37" chart:label-cell-address="Hoja1.C28:Hoja1.C28" chart:class="chart:scatter">
            <chart:data-point chart:repeated="9"/>
          </chart:series>
          <chart:series chart:style-name="ch9" chart:values-cell-range-address="Hoja1.D29:Hoja1.D37" chart:label-cell-address="Hoja1.D28:Hoja1.D28" chart:class="chart:scatter">
            <chart:data-point chart:repeated="9"/>
          </chart:series>
          <chart:series chart:style-name="ch10" chart:values-cell-range-address="Hoja1.E29:Hoja1.E37" chart:label-cell-address="Hoja1.E28:Hoja1.E28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Akka 1 core</text:p>
                <draw:g>
                  <svg:desc>Hoja1.B28:Hoja1.B28</svg:desc>
                </draw:g>
              </table:table-cell>
              <table:table-cell office:value-type="string">
                <text:p>Akka 2 cores</text:p>
                <draw:g>
                  <svg:desc>Hoja1.C28:Hoja1.C28</svg:desc>
                </draw:g>
              </table:table-cell>
              <table:table-cell office:value-type="string">
                <text:p>Vert.x 1 core</text:p>
                <draw:g>
                  <svg:desc>Hoja1.D28:Hoja1.D28</svg:desc>
                </draw:g>
              </table:table-cell>
              <table:table-cell office:value-type="string">
                <text:p>Vert.x 2 cores</text:p>
                <draw:g>
                  <svg:desc>Hoja1.E28:Hoja1.E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Hoja1.A29:Hoja1.A37</svg:desc>
                </draw:g>
              </table:table-cell>
              <table:table-cell office:value-type="float" office:value="5.017">
                <text:p>5.017</text:p>
                <draw:g>
                  <svg:desc>Hoja1.B29:Hoja1.B37</svg:desc>
                </draw:g>
              </table:table-cell>
              <table:table-cell office:value-type="float" office:value="5.003">
                <text:p>5.003</text:p>
                <draw:g>
                  <svg:desc>Hoja1.C29:Hoja1.C37</svg:desc>
                </draw:g>
              </table:table-cell>
              <table:table-cell office:value-type="float" office:value="5.002">
                <text:p>5.002</text:p>
                <draw:g>
                  <svg:desc>Hoja1.D29:Hoja1.D37</svg:desc>
                </draw:g>
              </table:table-cell>
              <table:table-cell office:value-type="float" office:value="5.002">
                <text:p>5.002</text:p>
                <draw:g>
                  <svg:desc>Hoja1.E29:Hoja1.E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00">
                <text:p>12500</text:p>
              </table:table-cell>
              <table:table-cell office:value-type="float" office:value="5.056">
                <text:p>5.056</text:p>
              </table:table-cell>
              <table:table-cell office:value-type="float" office:value="5.049">
                <text:p>5.049</text:p>
              </table:table-cell>
              <table:table-cell office:value-type="float" office:value="5.018">
                <text:p>5.018</text:p>
              </table:table-cell>
              <table:table-cell office:value-type="float" office:value="5.037">
                <text:p>5.0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5.074">
                <text:p>5.074</text:p>
              </table:table-cell>
              <table:table-cell office:value-type="float" office:value="5.052">
                <text:p>5.052</text:p>
              </table:table-cell>
              <table:table-cell office:value-type="float" office:value="5.089">
                <text:p>5.089</text:p>
              </table:table-cell>
              <table:table-cell office:value-type="float" office:value="5.132">
                <text:p>5.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2500">
                <text:p>312500</text:p>
              </table:table-cell>
              <table:table-cell office:value-type="float" office:value="13.357">
                <text:p>13.357</text:p>
              </table:table-cell>
              <table:table-cell office:value-type="float" office:value="9.475">
                <text:p>9.475</text:p>
              </table:table-cell>
              <table:table-cell office:value-type="float" office:value="31.618">
                <text:p>31.618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000">
                <text:p>450000</text:p>
              </table:table-cell>
              <table:table-cell office:value-type="float" office:value="16.565">
                <text:p>16.565</text:p>
              </table:table-cell>
              <table:table-cell office:value-type="float" office:value="13.565">
                <text:p>13.565</text:p>
              </table:table-cell>
              <table:table-cell office:value-type="float" office:value="47.402">
                <text:p>47.402</text:p>
              </table:table-cell>
              <table:table-cell office:value-type="float" office:value="16.022">
                <text:p>16.0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000">
                <text:p>800000</text:p>
              </table:table-cell>
              <table:table-cell office:value-type="float" office:value="30.827">
                <text:p>30.827</text:p>
              </table:table-cell>
              <table:table-cell office:value-type="float" office:value="22.908">
                <text:p>22.908</text:p>
              </table:table-cell>
              <table:table-cell office:value-type="float" office:value="NaN">
                <text:p>NaN</text:p>
              </table:table-cell>
              <table:table-cell office:value-type="float" office:value="40.624">
                <text:p>40.6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0000">
                <text:p>1250000</text:p>
              </table:table-cell>
              <table:table-cell office:value-type="float" office:value="43.688">
                <text:p>43.688</text:p>
              </table:table-cell>
              <table:table-cell office:value-type="float" office:value="35.686">
                <text:p>35.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0000">
                <text:p>1800000</text:p>
              </table:table-cell>
              <table:table-cell office:value-type="float" office:value="66.544">
                <text:p>66.544</text:p>
              </table:table-cell>
              <table:table-cell office:value-type="float" office:value="51.362">
                <text:p>51.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12500">
                <text:p>2812500</text:p>
              </table:table-cell>
              <table:table-cell office:value-type="float" office:value="112.24">
                <text:p>112.24</text:p>
              </table:table-cell>
              <table:table-cell office:value-type="float" office:value="79.548">
                <text:p>79.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537cm" svg:y="3.705cm" style:legend-expansion="high" chart:style-name="ch2"/>
        <chart:plot-area chart:style-name="ch3" table:cell-range-address="Hoja1.A54:Hoja1.D62 Hoja1.B53:Hoja1.D53" chart:data-source-has-labels="row" svg:x="0.319cm" svg:y="0.18cm" svg:width="11.899cm" svg:height="8.645cm">
          <chartooo:coordinate-region svg:x="0.94cm" svg:y="0.379cm" svg:width="10.90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54:Hoja1.B62" chart:label-cell-address="Hoja1.B53:Hoja1.B53" chart:class="chart:scatter">
            <chart:domain table:cell-range-address="Hoja1.A54:Hoja1.A62"/>
            <chart:data-point chart:repeated="9"/>
          </chart:series>
          <chart:series chart:style-name="ch7" chart:values-cell-range-address="Hoja1.C54:Hoja1.C62" chart:label-cell-address="Hoja1.C53:Hoja1.C53" chart:class="chart:scatter">
            <chart:data-point chart:repeated="9"/>
          </chart:series>
          <chart:series chart:style-name="ch8" chart:values-cell-range-address="Hoja1.D54:Hoja1.D62" chart:label-cell-address="Hoja1.D53:Hoja1.D53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Akka 1 nodo</text:p>
                <draw:g>
                  <svg:desc>Hoja1.B53:Hoja1.B53</svg:desc>
                </draw:g>
              </table:table-cell>
              <table:table-cell office:value-type="string">
                <text:p>Akka 2 nodos</text:p>
                <draw:g>
                  <svg:desc>Hoja1.C53:Hoja1.C53</svg:desc>
                </draw:g>
              </table:table-cell>
              <table:table-cell office:value-type="string">
                <text:p>Akka 3 nodos</text:p>
                <draw:g>
                  <svg:desc>Hoja1.D53:Hoja1.D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54:Hoja1.A62</svg:desc>
                </draw:g>
              </table:table-cell>
              <table:table-cell office:value-type="float" office:value="5.017">
                <text:p>5.017</text:p>
                <draw:g>
                  <svg:desc>Hoja1.B54:Hoja1.B62</svg:desc>
                </draw:g>
              </table:table-cell>
              <table:table-cell office:value-type="float" office:value="5.025">
                <text:p>5.025</text:p>
                <draw:g>
                  <svg:desc>Hoja1.C54:Hoja1.C62</svg:desc>
                </draw:g>
              </table:table-cell>
              <table:table-cell office:value-type="float" office:value="5.029">
                <text:p>5.029</text:p>
                <draw:g>
                  <svg:desc>Hoja1.D54:Hoja1.D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.056">
                <text:p>5.056</text:p>
              </table:table-cell>
              <table:table-cell office:value-type="float" office:value="5.056">
                <text:p>5.056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.074">
                <text:p>5.074</text:p>
              </table:table-cell>
              <table:table-cell office:value-type="float" office:value="5.073">
                <text:p>5.073</text:p>
              </table:table-cell>
              <table:table-cell office:value-type="float" office:value="5.126">
                <text:p>5.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3.357">
                <text:p>13.357</text:p>
              </table:table-cell>
              <table:table-cell office:value-type="float" office:value="12.623">
                <text:p>12.623</text:p>
              </table:table-cell>
              <table:table-cell office:value-type="float" office:value="12.243">
                <text:p>12.2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16.565">
                <text:p>16.565</text:p>
              </table:table-cell>
              <table:table-cell office:value-type="float" office:value="17.557">
                <text:p>17.557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30.827">
                <text:p>30.827</text:p>
              </table:table-cell>
              <table:table-cell office:value-type="float" office:value="27.444">
                <text:p>27.444</text:p>
              </table:table-cell>
              <table:table-cell office:value-type="float" office:value="27.302">
                <text:p>27.3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43.688">
                <text:p>43.688</text:p>
              </table:table-cell>
              <table:table-cell office:value-type="float" office:value="39.232">
                <text:p>39.232</text:p>
              </table:table-cell>
              <table:table-cell office:value-type="float" office:value="40.924">
                <text:p>40.9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66.544">
                <text:p>66.544</text:p>
              </table:table-cell>
              <table:table-cell office:value-type="float" office:value="54.468">
                <text:p>54.468</text:p>
              </table:table-cell>
              <table:table-cell office:value-type="float" office:value="60.203">
                <text:p>60.2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112.24">
                <text:p>112.24</text:p>
              </table:table-cell>
              <table:table-cell office:value-type="float" office:value="83.416">
                <text:p>83.416</text:p>
              </table:table-cell>
              <table:table-cell office:value-type="float" office:value="91.203">
                <text:p>91.2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legend chart:legend-position="end" svg:x="12.432cm" svg:y="3.706cm" style:legend-expansion="high" chart:style-name="ch2"/>
        <chart:plot-area chart:style-name="ch3" table:cell-range-address="Hoja1.A66:Hoja1.D74 Hoja1.B65:Hoja1.D65" chart:data-source-has-labels="row" svg:x="0.319cm" svg:y="0.18cm" svg:width="11.794cm" svg:height="8.646cm">
          <chartooo:coordinate-region svg:x="0.94cm" svg:y="0.379cm" svg:width="10.986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66:Hoja1.B74" chart:label-cell-address="Hoja1.B65:Hoja1.B65" chart:class="chart:scatter">
            <chart:domain table:cell-range-address="Hoja1.A66:Hoja1.A74"/>
            <chart:data-point chart:repeated="9"/>
          </chart:series>
          <chart:series chart:style-name="ch7" chart:values-cell-range-address="Hoja1.C66:Hoja1.C74" chart:label-cell-address="Hoja1.C65:Hoja1.C65" chart:class="chart:scatter">
            <chart:data-point chart:repeated="9"/>
          </chart:series>
          <chart:series chart:style-name="ch8" chart:values-cell-range-address="Hoja1.D66:Hoja1.D74" chart:label-cell-address="Hoja1.D65:Hoja1.D65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Vert.x 1 nodo</text:p>
                <draw:g>
                  <svg:desc>Hoja1.B65:Hoja1.B65</svg:desc>
                </draw:g>
              </table:table-cell>
              <table:table-cell office:value-type="string">
                <text:p>Vert.x 2 nodos</text:p>
                <draw:g>
                  <svg:desc>Hoja1.C65:Hoja1.C65</svg:desc>
                </draw:g>
              </table:table-cell>
              <table:table-cell office:value-type="string">
                <text:p>Vert.x 3 nodos</text:p>
                <draw:g>
                  <svg:desc>Hoja1.D65:Hoja1.D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66:Hoja1.A74</svg:desc>
                </draw:g>
              </table:table-cell>
              <table:table-cell office:value-type="float" office:value="5.002">
                <text:p>5.002</text:p>
                <draw:g>
                  <svg:desc>Hoja1.B66:Hoja1.B74</svg:desc>
                </draw:g>
              </table:table-cell>
              <table:table-cell office:value-type="float" office:value="5.002">
                <text:p>5.002</text:p>
                <draw:g>
                  <svg:desc>Hoja1.C66:Hoja1.C74</svg:desc>
                </draw:g>
              </table:table-cell>
              <table:table-cell office:value-type="float" office:value="5.003">
                <text:p>5.003</text:p>
                <draw:g>
                  <svg:desc>Hoja1.D66:Hoja1.D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.018">
                <text:p>5.018</text:p>
              </table:table-cell>
              <table:table-cell office:value-type="float" office:value="5.019">
                <text:p>5.019</text:p>
              </table:table-cell>
              <table:table-cell office:value-type="float" office:value="5.013">
                <text:p>5.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.089">
                <text:p>5.089</text:p>
              </table:table-cell>
              <table:table-cell office:value-type="float" office:value="5.076">
                <text:p>5.076</text:p>
              </table:table-cell>
              <table:table-cell office:value-type="float" office:value="5.083">
                <text:p>5.0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31.618">
                <text:p>31.618</text:p>
              </table:table-cell>
              <table:table-cell office:value-type="float" office:value="14.444">
                <text:p>14.444</text:p>
              </table:table-cell>
              <table:table-cell office:value-type="float" office:value="13.107">
                <text:p>13.1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47.402">
                <text:p>47.402</text:p>
              </table:table-cell>
              <table:table-cell office:value-type="float" office:value="19.685">
                <text:p>19.685</text:p>
              </table:table-cell>
              <table:table-cell office:value-type="float" office:value="19.443">
                <text:p>19.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36.718">
                <text:p>36.718</text:p>
              </table:table-cell>
              <table:table-cell office:value-type="float" office:value="35.331">
                <text:p>35.3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234">
                <text:p>55.2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39cm" svg:y="3.703cm" style:legend-expansion="high" chart:style-name="ch2"/>
        <chart:plot-area chart:style-name="ch3" table:cell-range-address="Hoja1.A89:Hoja1.D97 Hoja1.B88:Hoja1.D88" chart:data-source-has-labels="row" svg:x="0.32cm" svg:y="0.18cm" svg:width="11.899cm" svg:height="8.64cm">
          <chartooo:coordinate-region svg:x="0.941cm" svg:y="0.379cm" svg:width="10.44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89:Hoja1.B97" chart:label-cell-address="Hoja1.B88:Hoja1.B88" chart:class="chart:scatter">
            <chart:domain table:cell-range-address="Hoja1.A89:Hoja1.A97"/>
            <chart:data-point chart:repeated="9"/>
          </chart:series>
          <chart:series chart:style-name="ch7" chart:values-cell-range-address="Hoja1.C89:Hoja1.C97" chart:label-cell-address="Hoja1.C88:Hoja1.C88" chart:class="chart:scatter">
            <chart:data-point chart:repeated="9"/>
          </chart:series>
          <chart:series chart:style-name="ch8" chart:values-cell-range-address="Hoja1.D89:Hoja1.D97" chart:label-cell-address="Hoja1.D88:Hoja1.D88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Akka 1 nodo</text:p>
                <draw:g>
                  <svg:desc>Hoja1.B88:Hoja1.B88</svg:desc>
                </draw:g>
              </table:table-cell>
              <table:table-cell office:value-type="string">
                <text:p>Akka 2 nodos</text:p>
                <draw:g>
                  <svg:desc>Hoja1.C88:Hoja1.C88</svg:desc>
                </draw:g>
              </table:table-cell>
              <table:table-cell office:value-type="string">
                <text:p>Akka 3 nodos</text:p>
                <draw:g>
                  <svg:desc>Hoja1.D88:Hoja1.D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Hoja1.A89:Hoja1.A97</svg:desc>
                </draw:g>
              </table:table-cell>
              <table:table-cell office:value-type="float" office:value="5.017">
                <text:p>5.017</text:p>
                <draw:g>
                  <svg:desc>Hoja1.B89:Hoja1.B97</svg:desc>
                </draw:g>
              </table:table-cell>
              <table:table-cell office:value-type="float" office:value="5.025">
                <text:p>5.025</text:p>
                <draw:g>
                  <svg:desc>Hoja1.C89:Hoja1.C97</svg:desc>
                </draw:g>
              </table:table-cell>
              <table:table-cell office:value-type="float" office:value="5.029">
                <text:p>5.029</text:p>
                <draw:g>
                  <svg:desc>Hoja1.D89:Hoja1.D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0">
                <text:p>15000</text:p>
              </table:table-cell>
              <table:table-cell office:value-type="float" office:value="5.056">
                <text:p>5.056</text:p>
              </table:table-cell>
              <table:table-cell office:value-type="float" office:value="5.056">
                <text:p>5.056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000">
                <text:p>55000</text:p>
              </table:table-cell>
              <table:table-cell office:value-type="float" office:value="5.074">
                <text:p>5.074</text:p>
              </table:table-cell>
              <table:table-cell office:value-type="float" office:value="5.073">
                <text:p>5.073</text:p>
              </table:table-cell>
              <table:table-cell office:value-type="float" office:value="5.126">
                <text:p>5.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5000">
                <text:p>325000</text:p>
              </table:table-cell>
              <table:table-cell office:value-type="float" office:value="13.357">
                <text:p>13.357</text:p>
              </table:table-cell>
              <table:table-cell office:value-type="float" office:value="12.623">
                <text:p>12.623</text:p>
              </table:table-cell>
              <table:table-cell office:value-type="float" office:value="12.243">
                <text:p>12.2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5000">
                <text:p>465000</text:p>
              </table:table-cell>
              <table:table-cell office:value-type="float" office:value="16.565">
                <text:p>16.565</text:p>
              </table:table-cell>
              <table:table-cell office:value-type="float" office:value="17.557">
                <text:p>17.557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0000">
                <text:p>820000</text:p>
              </table:table-cell>
              <table:table-cell office:value-type="float" office:value="30.827">
                <text:p>30.827</text:p>
              </table:table-cell>
              <table:table-cell office:value-type="float" office:value="27.444">
                <text:p>27.444</text:p>
              </table:table-cell>
              <table:table-cell office:value-type="float" office:value="27.302">
                <text:p>27.3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75000">
                <text:p>1575000</text:p>
              </table:table-cell>
              <table:table-cell office:value-type="float" office:value="43.688">
                <text:p>43.688</text:p>
              </table:table-cell>
              <table:table-cell office:value-type="float" office:value="39.232">
                <text:p>39.232</text:p>
              </table:table-cell>
              <table:table-cell office:value-type="float" office:value="40.924">
                <text:p>40.9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30000">
                <text:p>1830000</text:p>
              </table:table-cell>
              <table:table-cell office:value-type="float" office:value="66.544">
                <text:p>66.544</text:p>
              </table:table-cell>
              <table:table-cell office:value-type="float" office:value="54.468">
                <text:p>54.468</text:p>
              </table:table-cell>
              <table:table-cell office:value-type="float" office:value="60.203">
                <text:p>60.2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50000">
                <text:p>2850000</text:p>
              </table:table-cell>
              <table:table-cell office:value-type="float" office:value="112.24">
                <text:p>112.24</text:p>
              </table:table-cell>
              <table:table-cell office:value-type="float" office:value="83.416">
                <text:p>83.416</text:p>
              </table:table-cell>
              <table:table-cell office:value-type="float" office:value="91.203">
                <text:p>91.20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431cm" svg:y="3.705cm" style:legend-expansion="high" chart:style-name="ch2"/>
        <chart:plot-area chart:style-name="ch3" table:cell-range-address="Hoja1.A101:Hoja1.D109 Hoja1.B100:Hoja1.D100" chart:data-source-has-labels="row" svg:x="0.319cm" svg:y="0.18cm" svg:width="11.793cm" svg:height="8.645cm">
          <chartooo:coordinate-region svg:x="0.94cm" svg:y="0.379cm" svg:width="10.52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101:Hoja1.B109" chart:label-cell-address="Hoja1.B100:Hoja1.B100" chart:class="chart:scatter">
            <chart:domain table:cell-range-address="Hoja1.A101:Hoja1.A109"/>
            <chart:data-point chart:repeated="9"/>
          </chart:series>
          <chart:series chart:style-name="ch7" chart:values-cell-range-address="Hoja1.C101:Hoja1.C109" chart:label-cell-address="Hoja1.C100:Hoja1.C100" chart:class="chart:scatter">
            <chart:data-point chart:repeated="9"/>
          </chart:series>
          <chart:series chart:style-name="ch8" chart:values-cell-range-address="Hoja1.D101:Hoja1.D109" chart:label-cell-address="Hoja1.D100:Hoja1.D100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Vert.x 1 nodo</text:p>
                <draw:g>
                  <svg:desc>Hoja1.B100:Hoja1.B100</svg:desc>
                </draw:g>
              </table:table-cell>
              <table:table-cell office:value-type="string">
                <text:p>Vert.x 2 nodos</text:p>
                <draw:g>
                  <svg:desc>Hoja1.C100:Hoja1.C100</svg:desc>
                </draw:g>
              </table:table-cell>
              <table:table-cell office:value-type="string">
                <text:p>Vert.x 3 nodos</text:p>
                <draw:g>
                  <svg:desc>Hoja1.D100:Hoja1.D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Hoja1.A101:Hoja1.A109</svg:desc>
                </draw:g>
              </table:table-cell>
              <table:table-cell office:value-type="float" office:value="5.002">
                <text:p>5.002</text:p>
                <draw:g>
                  <svg:desc>Hoja1.B101:Hoja1.B109</svg:desc>
                </draw:g>
              </table:table-cell>
              <table:table-cell office:value-type="float" office:value="5.002">
                <text:p>5.002</text:p>
                <draw:g>
                  <svg:desc>Hoja1.C101:Hoja1.C109</svg:desc>
                </draw:g>
              </table:table-cell>
              <table:table-cell office:value-type="float" office:value="5.003">
                <text:p>5.003</text:p>
                <draw:g>
                  <svg:desc>Hoja1.D101:Hoja1.D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0">
                <text:p>15000</text:p>
              </table:table-cell>
              <table:table-cell office:value-type="float" office:value="5.018">
                <text:p>5.018</text:p>
              </table:table-cell>
              <table:table-cell office:value-type="float" office:value="5.019">
                <text:p>5.019</text:p>
              </table:table-cell>
              <table:table-cell office:value-type="float" office:value="5.013">
                <text:p>5.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000">
                <text:p>55000</text:p>
              </table:table-cell>
              <table:table-cell office:value-type="float" office:value="5.089">
                <text:p>5.089</text:p>
              </table:table-cell>
              <table:table-cell office:value-type="float" office:value="5.076">
                <text:p>5.076</text:p>
              </table:table-cell>
              <table:table-cell office:value-type="float" office:value="5.083">
                <text:p>5.0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5000">
                <text:p>325000</text:p>
              </table:table-cell>
              <table:table-cell office:value-type="float" office:value="31.618">
                <text:p>31.618</text:p>
              </table:table-cell>
              <table:table-cell office:value-type="float" office:value="14.444">
                <text:p>14.444</text:p>
              </table:table-cell>
              <table:table-cell office:value-type="float" office:value="13.107">
                <text:p>13.1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5000">
                <text:p>465000</text:p>
              </table:table-cell>
              <table:table-cell office:value-type="float" office:value="47.402">
                <text:p>47.402</text:p>
              </table:table-cell>
              <table:table-cell office:value-type="float" office:value="19.685">
                <text:p>19.685</text:p>
              </table:table-cell>
              <table:table-cell office:value-type="float" office:value="19.443">
                <text:p>19.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0000">
                <text:p>820000</text:p>
              </table:table-cell>
              <table:table-cell office:value-type="float" office:value="NaN">
                <text:p>NaN</text:p>
              </table:table-cell>
              <table:table-cell office:value-type="float" office:value="36.718">
                <text:p>36.718</text:p>
              </table:table-cell>
              <table:table-cell office:value-type="float" office:value="35.331">
                <text:p>35.3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75000">
                <text:p>15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234">
                <text:p>55.2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30000">
                <text:p>18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50000">
                <text:p>28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431cm" svg:y="2.958cm" style:legend-expansion="high" chart:style-name="ch2"/>
        <chart:plot-area chart:style-name="ch3" table:cell-range-address="Hoja1.A129:Hoja1.G137 Hoja1.B128:Hoja1.G128" chart:data-source-has-labels="row" svg:x="0.319cm" svg:y="0.18cm" svg:width="11.793cm" svg:height="8.645cm">
          <chartooo:coordinate-region svg:x="0.94cm" svg:y="0.379cm" svg:width="10.33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129:Hoja1.B137" chart:label-cell-address="Hoja1.B128:Hoja1.B128" chart:class="chart:scatter">
            <chart:domain table:cell-range-address="Hoja1.A129:Hoja1.A137"/>
            <chart:data-point chart:repeated="9"/>
          </chart:series>
          <chart:series chart:style-name="ch7" chart:values-cell-range-address="Hoja1.C129:Hoja1.C137" chart:label-cell-address="Hoja1.C128:Hoja1.C128" chart:class="chart:scatter">
            <chart:data-point chart:repeated="9"/>
          </chart:series>
          <chart:series chart:style-name="ch8" chart:values-cell-range-address="Hoja1.D129:Hoja1.D137" chart:label-cell-address="Hoja1.D128:Hoja1.D128" chart:class="chart:scatter">
            <chart:data-point chart:repeated="9"/>
          </chart:series>
          <chart:series chart:style-name="ch9" chart:values-cell-range-address="Hoja1.E129:Hoja1.E137" chart:label-cell-address="Hoja1.E128:Hoja1.E128" chart:class="chart:scatter">
            <chart:data-point chart:repeated="9"/>
          </chart:series>
          <chart:series chart:style-name="ch10" chart:values-cell-range-address="Hoja1.F129:Hoja1.F137" chart:label-cell-address="Hoja1.F128:Hoja1.F128" chart:class="chart:scatter">
            <chart:data-point chart:repeated="9"/>
          </chart:series>
          <chart:series chart:style-name="ch11" chart:values-cell-range-address="Hoja1.G129:Hoja1.G137" chart:label-cell-address="Hoja1.G128:Hoja1.G128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Akka 1 nodo</text:p>
                <draw:g>
                  <svg:desc>Hoja1.B128:Hoja1.B128</svg:desc>
                </draw:g>
              </table:table-cell>
              <table:table-cell office:value-type="string">
                <text:p>Akka 2 nodos</text:p>
                <draw:g>
                  <svg:desc>Hoja1.C128:Hoja1.C128</svg:desc>
                </draw:g>
              </table:table-cell>
              <table:table-cell office:value-type="string">
                <text:p>Akka 3 nodos</text:p>
                <draw:g>
                  <svg:desc>Hoja1.D128:Hoja1.D128</svg:desc>
                </draw:g>
              </table:table-cell>
              <table:table-cell office:value-type="string">
                <text:p>Vert.x 1 nodo</text:p>
                <draw:g>
                  <svg:desc>Hoja1.E128:Hoja1.E128</svg:desc>
                </draw:g>
              </table:table-cell>
              <table:table-cell office:value-type="string">
                <text:p>Vert.x 2 nodos</text:p>
                <draw:g>
                  <svg:desc>Hoja1.F128:Hoja1.F128</svg:desc>
                </draw:g>
              </table:table-cell>
              <table:table-cell office:value-type="string">
                <text:p>Vert.x 3 nodos</text:p>
                <draw:g>
                  <svg:desc>Hoja1.G128:Hoja1.G1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Hoja1.A129:Hoja1.A137</svg:desc>
                </draw:g>
              </table:table-cell>
              <table:table-cell office:value-type="float" office:value="5.017">
                <text:p>5.017</text:p>
                <draw:g>
                  <svg:desc>Hoja1.B129:Hoja1.B137</svg:desc>
                </draw:g>
              </table:table-cell>
              <table:table-cell office:value-type="float" office:value="5.025">
                <text:p>5.025</text:p>
                <draw:g>
                  <svg:desc>Hoja1.C129:Hoja1.C137</svg:desc>
                </draw:g>
              </table:table-cell>
              <table:table-cell office:value-type="float" office:value="5.029">
                <text:p>5.029</text:p>
                <draw:g>
                  <svg:desc>Hoja1.D129:Hoja1.D137</svg:desc>
                </draw:g>
              </table:table-cell>
              <table:table-cell office:value-type="float" office:value="5.002">
                <text:p>5.002</text:p>
                <draw:g>
                  <svg:desc>Hoja1.E129:Hoja1.E137</svg:desc>
                </draw:g>
              </table:table-cell>
              <table:table-cell office:value-type="float" office:value="5.002">
                <text:p>5.002</text:p>
                <draw:g>
                  <svg:desc>Hoja1.F129:Hoja1.F137</svg:desc>
                </draw:g>
              </table:table-cell>
              <table:table-cell office:value-type="float" office:value="5.003">
                <text:p>5.003</text:p>
                <draw:g>
                  <svg:desc>Hoja1.G129:Hoja1.G1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0">
                <text:p>15000</text:p>
              </table:table-cell>
              <table:table-cell office:value-type="float" office:value="5.056">
                <text:p>5.056</text:p>
              </table:table-cell>
              <table:table-cell office:value-type="float" office:value="5.056">
                <text:p>5.056</text:p>
              </table:table-cell>
              <table:table-cell office:value-type="float" office:value="5.12">
                <text:p>5.12</text:p>
              </table:table-cell>
              <table:table-cell office:value-type="float" office:value="5.018">
                <text:p>5.018</text:p>
              </table:table-cell>
              <table:table-cell office:value-type="float" office:value="5.019">
                <text:p>5.019</text:p>
              </table:table-cell>
              <table:table-cell office:value-type="float" office:value="5.013">
                <text:p>5.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000">
                <text:p>55000</text:p>
              </table:table-cell>
              <table:table-cell office:value-type="float" office:value="5.074">
                <text:p>5.074</text:p>
              </table:table-cell>
              <table:table-cell office:value-type="float" office:value="5.073">
                <text:p>5.073</text:p>
              </table:table-cell>
              <table:table-cell office:value-type="float" office:value="5.126">
                <text:p>5.126</text:p>
              </table:table-cell>
              <table:table-cell office:value-type="float" office:value="5.089">
                <text:p>5.089</text:p>
              </table:table-cell>
              <table:table-cell office:value-type="float" office:value="5.076">
                <text:p>5.076</text:p>
              </table:table-cell>
              <table:table-cell office:value-type="float" office:value="5.083">
                <text:p>5.0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5000">
                <text:p>325000</text:p>
              </table:table-cell>
              <table:table-cell office:value-type="float" office:value="13.357">
                <text:p>13.357</text:p>
              </table:table-cell>
              <table:table-cell office:value-type="float" office:value="12.623">
                <text:p>12.623</text:p>
              </table:table-cell>
              <table:table-cell office:value-type="float" office:value="12.243">
                <text:p>12.243</text:p>
              </table:table-cell>
              <table:table-cell office:value-type="float" office:value="31.618">
                <text:p>31.618</text:p>
              </table:table-cell>
              <table:table-cell office:value-type="float" office:value="14.444">
                <text:p>14.444</text:p>
              </table:table-cell>
              <table:table-cell office:value-type="float" office:value="13.107">
                <text:p>13.1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5000">
                <text:p>465000</text:p>
              </table:table-cell>
              <table:table-cell office:value-type="float" office:value="16.565">
                <text:p>16.565</text:p>
              </table:table-cell>
              <table:table-cell office:value-type="float" office:value="17.557">
                <text:p>17.557</text:p>
              </table:table-cell>
              <table:table-cell office:value-type="float" office:value="16.112">
                <text:p>16.112</text:p>
              </table:table-cell>
              <table:table-cell office:value-type="float" office:value="47.402">
                <text:p>47.402</text:p>
              </table:table-cell>
              <table:table-cell office:value-type="float" office:value="19.685">
                <text:p>19.685</text:p>
              </table:table-cell>
              <table:table-cell office:value-type="float" office:value="19.443">
                <text:p>19.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0000">
                <text:p>820000</text:p>
              </table:table-cell>
              <table:table-cell office:value-type="float" office:value="30.827">
                <text:p>30.827</text:p>
              </table:table-cell>
              <table:table-cell office:value-type="float" office:value="27.444">
                <text:p>27.444</text:p>
              </table:table-cell>
              <table:table-cell office:value-type="float" office:value="27.302">
                <text:p>27.302</text:p>
              </table:table-cell>
              <table:table-cell office:value-type="float" office:value="NaN">
                <text:p>NaN</text:p>
              </table:table-cell>
              <table:table-cell office:value-type="float" office:value="36.718">
                <text:p>36.718</text:p>
              </table:table-cell>
              <table:table-cell office:value-type="float" office:value="35.331">
                <text:p>35.3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75000">
                <text:p>1575000</text:p>
              </table:table-cell>
              <table:table-cell office:value-type="float" office:value="43.688">
                <text:p>43.688</text:p>
              </table:table-cell>
              <table:table-cell office:value-type="float" office:value="39.232">
                <text:p>39.232</text:p>
              </table:table-cell>
              <table:table-cell office:value-type="float" office:value="40.924">
                <text:p>40.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234">
                <text:p>55.2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30000">
                <text:p>1830000</text:p>
              </table:table-cell>
              <table:table-cell office:value-type="float" office:value="66.544">
                <text:p>66.544</text:p>
              </table:table-cell>
              <table:table-cell office:value-type="float" office:value="54.468">
                <text:p>54.468</text:p>
              </table:table-cell>
              <table:table-cell office:value-type="float" office:value="60.203">
                <text:p>60.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50000">
                <text:p>2850000</text:p>
              </table:table-cell>
              <table:table-cell office:value-type="float" office:value="112.24">
                <text:p>112.24</text:p>
              </table:table-cell>
              <table:table-cell office:value-type="float" office:value="83.416">
                <text:p>83.416</text:p>
              </table:table-cell>
              <table:table-cell office:value-type="float" office:value="91.203">
                <text:p>91.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2.511cm" svg:y="3.955cm" style:legend-expansion="high" chart:style-name="ch2"/>
        <chart:plot-area chart:style-name="ch3" table:cell-range-address="Hoja1.P3:Hoja1.R11 Hoja1.Q2:Hoja1.R2" chart:data-source-has-labels="row" svg:x="0.319cm" svg:y="0.18cm" svg:width="11.873cm" svg:height="8.646cm">
          <chartooo:coordinate-region svg:x="0.94cm" svg:y="0.38cm" svg:width="11.06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Q3:Hoja1.Q11" chart:label-cell-address="Hoja1.Q2:Hoja1.Q2" chart:class="chart:scatter">
            <chart:domain table:cell-range-address="Hoja1.P3:Hoja1.P11"/>
            <chart:data-point chart:repeated="9"/>
          </chart:series>
          <chart:series chart:style-name="ch7" chart:values-cell-range-address="Hoja1.R3:Hoja1.R11" chart:label-cell-address="Hoja1.R2:Hoja1.R2" chart:class="chart:scatte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P</text:p>
              </table:table-cell>
              <table:table-cell office:value-type="string">
                <text:p>Vert.x 1 core</text:p>
                <draw:g>
                  <svg:desc>Hoja1.Q2:Hoja1.Q2</svg:desc>
                </draw:g>
              </table:table-cell>
              <table:table-cell office:value-type="string">
                <text:p>Vert.x 2 cores</text:p>
                <draw:g>
                  <svg:desc>Hoja1.R2:Hoja1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P3:Hoja1.P11</svg:desc>
                </draw:g>
              </table:table-cell>
              <table:table-cell office:value-type="float" office:value="5.002">
                <text:p>5.002</text:p>
                <draw:g>
                  <svg:desc>Hoja1.Q3:Hoja1.Q11</svg:desc>
                </draw:g>
              </table:table-cell>
              <table:table-cell office:value-type="float" office:value="5.002">
                <text:p>5.002</text:p>
                <draw:g>
                  <svg:desc>Hoja1.R3:Hoja1.R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.018">
                <text:p>5.018</text:p>
              </table:table-cell>
              <table:table-cell office:value-type="float" office:value="5.037">
                <text:p>5.0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.089">
                <text:p>5.089</text:p>
              </table:table-cell>
              <table:table-cell office:value-type="float" office:value="5.132">
                <text:p>5.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31.618">
                <text:p>31.618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47.402">
                <text:p>47.402</text:p>
              </table:table-cell>
              <table:table-cell office:value-type="float" office:value="16.022">
                <text:p>16.0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40.624">
                <text:p>40.6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617cm" svg:y="3.954cm" style:legend-expansion="high" chart:style-name="ch2"/>
        <chart:plot-area chart:style-name="ch3" table:cell-range-address="Hoja1.AB3:Hoja1.AD11 Hoja1.AC2:Hoja1.AD2" chart:data-source-has-labels="row" svg:x="0.319cm" svg:y="0.18cm" svg:width="11.979cm" svg:height="8.645cm">
          <chartooo:coordinate-region svg:x="0.94cm" svg:y="0.379cm" svg:width="10.98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AC3:Hoja1.AC11" chart:label-cell-address="Hoja1.AC2:Hoja1.AC2" chart:class="chart:scatter">
            <chart:domain table:cell-range-address="Hoja1.AB3:Hoja1.AB11"/>
            <chart:data-point chart:repeated="9"/>
          </chart:series>
          <chart:series chart:style-name="ch7" chart:values-cell-range-address="Hoja1.AD3:Hoja1.AD11" chart:label-cell-address="Hoja1.AD2:Hoja1.AD2" chart:class="chart:scatte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B</text:p>
              </table:table-cell>
              <table:table-cell office:value-type="string">
                <text:p>Akka 1 core</text:p>
                <draw:g>
                  <svg:desc>Hoja1.AC2:Hoja1.AC2</svg:desc>
                </draw:g>
              </table:table-cell>
              <table:table-cell office:value-type="string">
                <text:p>Akka 2 cores</text:p>
                <draw:g>
                  <svg:desc>Hoja1.AD2:Hoja1.A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B3:Hoja1.AB11</svg:desc>
                </draw:g>
              </table:table-cell>
              <table:table-cell office:value-type="float" office:value="5.017">
                <text:p>5.017</text:p>
                <draw:g>
                  <svg:desc>Hoja1.AC3:Hoja1.AC11</svg:desc>
                </draw:g>
              </table:table-cell>
              <table:table-cell office:value-type="float" office:value="5.003">
                <text:p>5.003</text:p>
                <draw:g>
                  <svg:desc>Hoja1.AD3:Hoja1.A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.056">
                <text:p>5.056</text:p>
              </table:table-cell>
              <table:table-cell office:value-type="float" office:value="5.049">
                <text:p>5.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.074">
                <text:p>5.074</text:p>
              </table:table-cell>
              <table:table-cell office:value-type="float" office:value="5.052">
                <text:p>5.0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3.357">
                <text:p>13.357</text:p>
              </table:table-cell>
              <table:table-cell office:value-type="float" office:value="9.475">
                <text:p>9.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16.565">
                <text:p>16.565</text:p>
              </table:table-cell>
              <table:table-cell office:value-type="float" office:value="13.565">
                <text:p>13.5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30.827">
                <text:p>30.827</text:p>
              </table:table-cell>
              <table:table-cell office:value-type="float" office:value="22.908">
                <text:p>22.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43.688">
                <text:p>43.688</text:p>
              </table:table-cell>
              <table:table-cell office:value-type="float" office:value="35.686">
                <text:p>35.6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66.544">
                <text:p>66.544</text:p>
              </table:table-cell>
              <table:table-cell office:value-type="float" office:value="51.362">
                <text:p>51.3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112.24">
                <text:p>112.24</text:p>
              </table:table-cell>
              <table:table-cell office:value-type="float" office:value="79.548">
                <text:p>79.54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